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85pt"/>
    </style:style>
    <style:style style:name="co3" style:family="table-column">
      <style:table-column-properties fo:break-before="auto" style:column-width="122.54pt"/>
    </style:style>
    <style:style style:name="co4" style:family="table-column">
      <style:table-column-properties fo:break-before="auto" style:column-width="90.26pt"/>
    </style:style>
    <style:style style:name="co5" style:family="table-column">
      <style:table-column-properties fo:break-before="auto" style:column-width="68.4pt"/>
    </style:style>
    <style:style style:name="co6" style:family="table-column">
      <style:table-column-properties fo:break-before="auto" style:column-width="78.21pt"/>
    </style:style>
    <style:style style:name="co7" style:family="table-column">
      <style:table-column-properties fo:break-before="auto" style:column-width="84.95pt"/>
    </style:style>
    <style:style style:name="co8" style:family="table-column">
      <style:table-column-properties fo:break-before="auto" style:column-width="81.61pt"/>
    </style:style>
    <style:style style:name="co9" style:family="table-column">
      <style:table-column-properties fo:break-before="auto" style:column-width="110.3pt"/>
    </style:style>
    <style:style style:name="co10" style:family="table-column">
      <style:table-column-properties fo:break-before="auto" style:column-width="72.2pt"/>
    </style:style>
    <style:style style:name="co11" style:family="table-column">
      <style:table-column-properties fo:break-before="auto" style:column-width="83.45pt"/>
    </style:style>
    <style:style style:name="co12" style:family="table-column">
      <style:table-column-properties fo:break-before="auto" style:column-width="87.25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 style:data-style-name="N104"/>
    <style:style style:name="ce5" style:family="table-cell" style:parent-style-name="Default" style:data-style-name="N11"/>
  </office:automatic-styles>
  <office:body>
    <office:spreadsheet>
      <table:calculation-settings table:automatic-find-labels="false"/>
      <table:table table:name="lo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Fecha señal</text:p>
          </table:table-cell>
          <table:table-cell table:style-name="ce1" office:value-type="string" calcext:value-type="string">
            <text:p>Fecha ejecución</text:p>
          </table:table-cell>
          <table:table-cell table:style-name="ce1" office:value-type="string" calcext:value-type="string">
            <text:p>Accion</text:p>
          </table:table-cell>
          <table:table-cell table:style-name="ce1" office:value-type="string" calcext:value-type="string">
            <text:p>Precio ejecución</text:p>
          </table:table-cell>
          <table:table-cell table:style-name="ce1" office:value-type="string" calcext:value-type="string">
            <text:p>Capital antes</text:p>
          </table:table-cell>
          <table:table-cell table:style-name="ce1" office:value-type="string" calcext:value-type="string">
            <text:p>Acciones antes</text:p>
          </table:table-cell>
          <table:table-cell table:style-name="ce1" office:value-type="string" calcext:value-type="string">
            <text:p>Acciones ahora</text:p>
          </table:table-cell>
          <table:table-cell table:style-name="ce1" office:value-type="string" calcext:value-type="string">
            <text:p>Capital despué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4-12-26</text:p>
          </table:table-cell>
          <table:table-cell office:value-type="string" calcext:value-type="string">
            <text:p>2014-12-29</text:p>
          </table:table-cell>
          <table:table-cell office:value-type="string" calcext:value-type="string">
            <text:p>Compra</text:p>
          </table:table-cell>
          <table:table-cell office:value-type="float" office:value="43.25787449875" calcext:value-type="float">
            <text:p>43.2578744988</text:p>
          </table:table-cell>
          <table:table-cell table:formula="of:=[.G15]" office:value-type="currency" office:currency="USD" office:value="100000" calcext:value-type="currency">
            <text:p>$100,000.00</text:p>
          </table:table-cell>
          <table:table-cell office:value-type="float" office:value="0" calcext:value-type="float">
            <text:p>0</text:p>
          </table:table-cell>
          <table:table-cell table:formula="of:=IF(ISERROR(FIND(&quot;Compra&quot;;[.C2];1));0;INT([.E2]/[.D2]))" office:value-type="float" office:value="2311" calcext:value-type="float">
            <text:p>2311</text:p>
          </table:table-cell>
          <table:table-cell table:formula="of:=IF(ISERROR(FIND(&quot;Compra&quot;;[.C2];1));[.E2]+[.D2]*[.F2];[.E2]-[.D2]*[.G2])" office:value-type="currency" office:currency="USD" office:value="31.0520333887544" calcext:value-type="currency">
            <text:p>$31.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-01-02</text:p>
          </table:table-cell>
          <table:table-cell office:value-type="string" calcext:value-type="string">
            <text:p>2015-01-06</text:p>
          </table:table-cell>
          <table:table-cell office:value-type="string" calcext:value-type="string">
            <text:p>Venta por banda inferior</text:p>
          </table:table-cell>
          <table:table-cell office:value-type="float" office:value="40.987275" calcext:value-type="float">
            <text:p>40.987275</text:p>
          </table:table-cell>
          <table:table-cell table:formula="of:=[.H2]" office:value-type="currency" office:currency="USD" office:value="31.0520333887544" calcext:value-type="currency">
            <text:p>$31.05</text:p>
          </table:table-cell>
          <table:table-cell table:formula="of:=[.G2]" office:value-type="float" office:value="2311" calcext:value-type="float">
            <text:p>2311</text:p>
          </table:table-cell>
          <table:table-cell table:formula="of:=IF(ISERROR(FIND(&quot;Compra&quot;;[.C3];1));0;INT([.E3]/[.D3]))" office:value-type="float" office:value="0" calcext:value-type="float">
            <text:p>0</text:p>
          </table:table-cell>
          <table:table-cell table:formula="of:=IF(ISERROR(FIND(&quot;Compra&quot;;[.C3];1));[.E3]+[.D3]*[.F3];[.E3]-[.D3]*[.G3])" office:value-type="currency" office:currency="USD" office:value="94752.6445583887" calcext:value-type="currency">
            <text:p>$94,752.64</text:p>
          </table:table-cell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2015-01-12</text:p>
          </table:table-cell>
          <table:table-cell office:value-type="string" calcext:value-type="string">
            <text:p>2015-01-13</text:p>
          </table:table-cell>
          <table:table-cell office:value-type="string" calcext:value-type="string">
            <text:p>Compra</text:p>
          </table:table-cell>
          <table:table-cell office:value-type="float" office:value="41.88445050125" calcext:value-type="float">
            <text:p>41.8844505013</text:p>
          </table:table-cell>
          <table:table-cell table:formula="of:=[.H3]" office:value-type="currency" office:currency="USD" office:value="94752.6445583887" calcext:value-type="currency">
            <text:p>$94,752.64</text:p>
          </table:table-cell>
          <table:table-cell table:formula="of:=[.G3]" office:value-type="float" office:value="0" calcext:value-type="float">
            <text:p>0</text:p>
          </table:table-cell>
          <table:table-cell table:formula="of:=IF(ISERROR(FIND(&quot;Compra&quot;;[.C4];1));0;INT([.E4]/[.D4]))" office:value-type="float" office:value="2262" calcext:value-type="float">
            <text:p>2262</text:p>
          </table:table-cell>
          <table:table-cell table:formula="of:=IF(ISERROR(FIND(&quot;Compra&quot;;[.C4];1));[.E4]+[.D4]*[.F4];[.E4]-[.D4]*[.G4])" office:value-type="currency" office:currency="USD" office:value="10.0175245612336" calcext:value-type="currency">
            <text:p>$10.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-02-23</text:p>
          </table:table-cell>
          <table:table-cell office:value-type="string" calcext:value-type="string">
            <text:p>2015-02-24</text:p>
          </table:table-cell>
          <table:table-cell office:value-type="string" calcext:value-type="string">
            <text:p>Venta por banda superior</text:p>
          </table:table-cell>
          <table:table-cell office:value-type="float" office:value="43.7653125" calcext:value-type="float">
            <text:p>43.7653125</text:p>
          </table:table-cell>
          <table:table-cell table:formula="of:=[.H4]" office:value-type="currency" office:currency="USD" office:value="10.0175245612336" calcext:value-type="currency">
            <text:p>$10.02</text:p>
          </table:table-cell>
          <table:table-cell table:formula="of:=[.G4]" office:value-type="float" office:value="2262" calcext:value-type="float">
            <text:p>2262</text:p>
          </table:table-cell>
          <table:table-cell table:formula="of:=IF(ISERROR(FIND(&quot;Compra&quot;;[.C5];1));0;INT([.E5]/[.D5]))" office:value-type="float" office:value="0" calcext:value-type="float">
            <text:p>0</text:p>
          </table:table-cell>
          <table:table-cell table:formula="of:=IF(ISERROR(FIND(&quot;Compra&quot;;[.C5];1));[.E5]+[.D5]*[.F5];[.E5]-[.D5]*[.G5])" office:value-type="currency" office:currency="USD" office:value="99007.1543995612" calcext:value-type="currency">
            <text:p>$99,007.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-03-03</text:p>
          </table:table-cell>
          <table:table-cell office:value-type="string" calcext:value-type="string">
            <text:p>2015-03-04</text:p>
          </table:table-cell>
          <table:table-cell office:value-type="string" calcext:value-type="string">
            <text:p>Compra</text:p>
          </table:table-cell>
          <table:table-cell office:value-type="float" office:value="43.4784260025" calcext:value-type="float">
            <text:p>43.4784260025</text:p>
          </table:table-cell>
          <table:table-cell table:formula="of:=[.H5]" office:value-type="currency" office:currency="USD" office:value="99007.1543995612" calcext:value-type="currency">
            <text:p>$99,007.15</text:p>
          </table:table-cell>
          <table:table-cell table:formula="of:=[.G5]" office:value-type="float" office:value="0" calcext:value-type="float">
            <text:p>0</text:p>
          </table:table-cell>
          <table:table-cell table:formula="of:=IF(ISERROR(FIND(&quot;Compra&quot;;[.C6];1));0;INT([.E6]/[.D6]))" office:value-type="float" office:value="2277" calcext:value-type="float">
            <text:p>2277</text:p>
          </table:table-cell>
          <table:table-cell table:formula="of:=IF(ISERROR(FIND(&quot;Compra&quot;;[.C6];1));[.E6]+[.D6]*[.F6];[.E6]-[.D6]*[.G6])" office:value-type="currency" office:currency="USD" office:value="6.77839186873462" calcext:value-type="currency">
            <text:p>$6.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-04-15</text:p>
          </table:table-cell>
          <table:table-cell office:value-type="string" calcext:value-type="string">
            <text:p>2015-04-16</text:p>
          </table:table-cell>
          <table:table-cell office:value-type="string" calcext:value-type="string">
            <text:p>Venta por banda superior</text:p>
          </table:table-cell>
          <table:table-cell office:value-type="float" office:value="45.1917375" calcext:value-type="float">
            <text:p>45.1917375</text:p>
          </table:table-cell>
          <table:table-cell table:formula="of:=[.H6]" office:value-type="currency" office:currency="USD" office:value="6.77839186873462" calcext:value-type="currency">
            <text:p>$6.78</text:p>
          </table:table-cell>
          <table:table-cell table:formula="of:=[.G6]" office:value-type="float" office:value="2277" calcext:value-type="float">
            <text:p>2277</text:p>
          </table:table-cell>
          <table:table-cell table:formula="of:=IF(ISERROR(FIND(&quot;Compra&quot;;[.C7];1));0;INT([.E7]/[.D7]))" office:value-type="float" office:value="0" calcext:value-type="float">
            <text:p>0</text:p>
          </table:table-cell>
          <table:table-cell table:formula="of:=IF(ISERROR(FIND(&quot;Compra&quot;;[.C7];1));[.E7]+[.D7]*[.F7];[.E7]-[.D7]*[.G7])" office:value-type="currency" office:currency="USD" office:value="102908.364679369" calcext:value-type="currency">
            <text:p>$102,908.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-04-17</text:p>
          </table:table-cell>
          <table:table-cell office:value-type="string" calcext:value-type="string">
            <text:p>2015-04-20</text:p>
          </table:table-cell>
          <table:table-cell office:value-type="string" calcext:value-type="string">
            <text:p>Compra</text:p>
          </table:table-cell>
          <table:table-cell office:value-type="float" office:value="45.25284949875" calcext:value-type="float">
            <text:p>45.2528494988</text:p>
          </table:table-cell>
          <table:table-cell table:formula="of:=[.H7]" office:value-type="currency" office:currency="USD" office:value="102908.364679369" calcext:value-type="currency">
            <text:p>$102,908.36</text:p>
          </table:table-cell>
          <table:table-cell table:formula="of:=[.G7]" office:value-type="float" office:value="0" calcext:value-type="float">
            <text:p>0</text:p>
          </table:table-cell>
          <table:table-cell table:formula="of:=IF(ISERROR(FIND(&quot;Compra&quot;;[.C8];1));0;INT([.E8]/[.D8]))" office:value-type="float" office:value="2274" calcext:value-type="float">
            <text:p>2274</text:p>
          </table:table-cell>
          <table:table-cell table:formula="of:=IF(ISERROR(FIND(&quot;Compra&quot;;[.C8];1));[.E8]+[.D8]*[.F8];[.E8]-[.D8]*[.G8])" office:value-type="currency" office:currency="USD" office:value="3.38491921122477" calcext:value-type="currency">
            <text:p>$3.38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2015-05-19</text:p>
          </table:table-cell>
          <table:table-cell office:value-type="string" calcext:value-type="string">
            <text:p>Venta fin periodo</text:p>
          </table:table-cell>
          <table:table-cell office:value-type="float" office:value="45.43113799875" calcext:value-type="float">
            <text:p>45.4311379988</text:p>
          </table:table-cell>
          <table:table-cell table:formula="of:=[.H8]" office:value-type="currency" office:currency="USD" office:value="3.38491921122477" calcext:value-type="currency">
            <text:p>$3.38</text:p>
          </table:table-cell>
          <table:table-cell table:formula="of:=[.G8]" office:value-type="float" office:value="2274" calcext:value-type="float">
            <text:p>2274</text:p>
          </table:table-cell>
          <table:table-cell table:formula="of:=IF(ISERROR(FIND(&quot;Compra&quot;;[.C9];1));0;INT([.E9]/[.D9]))" office:value-type="float" office:value="0" calcext:value-type="float">
            <text:p>0</text:p>
          </table:table-cell>
          <table:table-cell table:formula="of:=IF(ISERROR(FIND(&quot;Compra&quot;;[.C9];1));[.E9]+[.D9]*[.F9];[.E9]-[.D9]*[.G9])" office:value-type="currency" office:currency="USD" office:value="103313.792728369" calcext:value-type="currency">
            <text:p>$103,313.7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Estrategia</text:p>
          </table:table-cell>
          <table:table-cell table:style-name="ce1" office:value-type="string" calcext:value-type="string">
            <text:p>B&amp;H</text:p>
          </table:table-cell>
          <table:table-cell table:style-name="Default"/>
          <table:table-cell table:style-name="ce1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← 0, 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3" office:value-type="string" calcext:value-type="string">
            <text:p>Dinero Final</text:p>
          </table:table-cell>
          <table:table-cell table:style-name="ce4" table:formula="of:=[.H9]" office:value-type="currency" office:currency="USD" office:value="103313.792728369" calcext:value-type="currency">
            <text:p>$103,313.79</text:p>
          </table:table-cell>
          <table:table-cell table:style-name="ce4" table:formula="of:=[predicciones.S3]" office:value-type="currency" office:currency="USD" office:value="105267.731940896" calcext:value-type="currency">
            <text:p>$105,267.73</text:p>
          </table:table-cell>
          <table:table-cell table:style-name="Default"/>
          <table:table-cell table:style-name="ce1" office:value-type="string" calcext:value-type="string">
            <text:p>Tipo precio</text:p>
          </table:table-cell>
          <table:table-cell office:value-type="string" calcext:value-type="string">
            <text:p>MID</text:p>
          </table:table-cell>
          <table:table-cell table:style-name="Default" office:value-type="string" calcext:value-type="string">
            <text:p>← MID, OPEN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3" office:value-type="string" calcext:value-type="string">
            <text:p>Dinero Inicial</text:p>
          </table:table-cell>
          <table:table-cell table:style-name="ce4" table:formula="of:=[.$E$2]" office:value-type="currency" office:currency="USD" office:value="100000" calcext:value-type="currency">
            <text:p>$100,000.00</text:p>
          </table:table-cell>
          <table:table-cell table:style-name="ce4" table:formula="of:=[.$E$2]" office:value-type="currency" office:currency="USD" office:value="100000" calcext:value-type="currency">
            <text:p>$100,000.00</text:p>
          </table:table-cell>
          <table:table-cell table:style-name="Default"/>
          <table:table-cell table:style-name="ce1" office:value-type="string" calcext:value-type="string">
            <text:p>Comisión</text:p>
          </table:table-cell>
          <table:table-cell table:style-name="ce5" table:formula="of:=0.25/100" office:value-type="percentage" office:value="0.0025" calcext:value-type="percentage">
            <text:p>0.25%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/>
          <table:table-cell table:style-name="ce3" office:value-type="string" calcext:value-type="string">
            <text:p>Ganancia total</text:p>
          </table:table-cell>
          <table:table-cell table:style-name="ce4" table:formula="of:=[.C13]-[.C14]" office:value-type="currency" office:currency="USD" office:value="3313.79272836873" calcext:value-type="currency">
            <text:p>$3,313.79</text:p>
          </table:table-cell>
          <table:table-cell table:style-name="ce4" table:formula="of:=[.D13]-[.D14]" office:value-type="currency" office:currency="USD" office:value="5267.73194089627" calcext:value-type="currency">
            <text:p>$5,267.73</text:p>
          </table:table-cell>
          <table:table-cell table:style-name="Default"/>
          <table:table-cell table:style-name="ce1" office:value-type="string" calcext:value-type="string">
            <text:p>Capital Inicial</text:p>
          </table:table-cell>
          <table:table-cell table:style-name="ce4" office:value-type="currency" office:currency="USD" office:value="100000" calcext:value-type="currency">
            <text:p>$100,000.00</text:p>
          </table:table-cell>
          <table:table-cell table:style-name="Default"/>
          <table:table-cell table:number-columns-repeated="1015"/>
          <table:table-cell table:style-name="ce4"/>
        </table:table-row>
        <table:table-row table:style-name="ro1">
          <table:table-cell table:style-name="Default"/>
          <table:table-cell table:style-name="ce3" office:value-type="string" calcext:value-type="string">
            <text:p>Ganancia %</text:p>
          </table:table-cell>
          <table:table-cell table:style-name="ce5" table:formula="of:=[.C13]/[.C14]-1" office:value-type="percentage" office:value="0.0331379272836874" calcext:value-type="percentage">
            <text:p>3.31%</text:p>
          </table:table-cell>
          <table:table-cell table:style-name="ce5" table:formula="of:=IF([.D13]/[.D14]-1 &gt; 0 ; [.D13]/[.D14]-1; IF([.D13]/[.D14]-1 &lt; [.G16]; [.D13]/[.D14]-1; 0))" office:value-type="percentage" office:value="0.0526773194089627" calcext:value-type="percentage">
            <text:p>5.27%</text:p>
          </table:table-cell>
          <table:table-cell table:style-name="Default"/>
          <table:table-cell table:style-name="ce1" office:value-type="string" calcext:value-type="string">
            <text:p>Banda Inf</text:p>
          </table:table-cell>
          <table:table-cell table:style-name="ce5" table:formula="of:=-3/100" office:value-type="percentage" office:value="-0.03" calcext:value-type="percentage">
            <text:p>-3.00%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/>
          <table:table-cell table:style-name="ce3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/>
          <table:table-cell table:style-name="ce3" office:value-type="string" calcext:value-type="string">
            <text:p>Exceso sobre B&amp;H</text:p>
          </table:table-cell>
          <table:table-cell table:style-name="ce5" table:formula="of:=[.C16]-[.D16]" office:value-type="percentage" office:value="-0.0195393921252753" calcext:value-type="percentage">
            <text:p>-1.95%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</table:table>
      <table:table table:name="predicciones" table:style-name="ta1">
        <table:table-column table:style-name="co1" table:default-cell-style-name="ce2"/>
        <table:table-column table:style-name="co1" table:number-columns-repeated="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Adj.Close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Clase</text:p>
          </table:table-cell>
          <table:table-cell table:style-name="ce1" office:value-type="string" calcext:value-type="string">
            <text:p>MID</text:p>
          </table:table-cell>
          <table:table-cell table:style-name="ce1" office:value-type="string" calcext:value-type="string">
            <text:p>Parámetro h</text:p>
          </table:table-cell>
          <table:table-cell table:style-name="ce1" office:value-type="string" calcext:value-type="string">
            <text:p>Tipo precio ejecución</text:p>
          </table:table-cell>
          <table:table-cell table:style-name="ce1" office:value-type="string" calcext:value-type="string">
            <text:p>Comisión</text:p>
          </table:table-cell>
          <table:table-cell table:style-name="ce1"/>
          <table:table-cell table:style-name="ce1" office:value-type="string" calcext:value-type="string">
            <text:p>Acción</text:p>
          </table:table-cell>
          <table:table-cell table:style-name="ce1" office:value-type="string" calcext:value-type="string">
            <text:p>Precio ejecución</text:p>
          </table:table-cell>
          <table:table-cell table:style-name="ce1" office:value-type="string" calcext:value-type="string">
            <text:p>Capital antes</text:p>
          </table:table-cell>
          <table:table-cell table:style-name="ce1" office:value-type="string" calcext:value-type="string">
            <text:p>Acciones antes</text:p>
          </table:table-cell>
          <table:table-cell table:style-name="ce1" office:value-type="string" calcext:value-type="string">
            <text:p>Acciones ahora</text:p>
          </table:table-cell>
          <table:table-cell table:style-name="ce1" office:value-type="string" calcext:value-type="string">
            <text:p>Capital después</text:p>
          </table:table-cell>
        </table:table-row>
        <table:table-row table:style-name="ro1">
          <table:table-cell office:value-type="string" calcext:value-type="string">
            <text:p>2014-12-24</text:p>
          </table:table-cell>
          <table:table-cell table:number-columns-repeated="2" office:value-type="float" office:value="43.16" calcext:value-type="float">
            <text:p>43.16</text:p>
          </table:table-cell>
          <table:table-cell office:value-type="float" office:value="42.939999" calcext:value-type="float">
            <text:p>42.939999</text:p>
          </table:table-cell>
          <table:table-cell office:value-type="float" office:value="43.040001" calcext:value-type="float">
            <text:p>43.040001</text:p>
          </table:table-cell>
          <table:table-cell office:value-type="float" office:value="40.600803" calcext:value-type="float">
            <text:p>40.600803</text:p>
          </table:table-cell>
          <table:table-cell office:value-type="float" office:value="3983124" calcext:value-type="float">
            <text:p>3983124</text:p>
          </table:table-cell>
          <table:table-cell office:value-type="float" office:value="0" calcext:value-type="float">
            <text:p>0</text:p>
          </table:table-cell>
          <table:table-cell table:formula="of:=AVERAGE([.C2:.D2])" office:value-type="float" office:value="43.0499995" calcext:value-type="float">
            <text:p>43.0499995</text:p>
          </table:table-cell>
          <table:table-cell table:formula="of:=[log.G12]" office:value-type="float" office:value="1" calcext:value-type="float">
            <text:p>1</text:p>
          </table:table-cell>
          <table:table-cell table:formula="of:=[log.G13]" office:value-type="string" office:string-value="MID" calcext:value-type="string">
            <text:p>MID</text:p>
          </table:table-cell>
          <table:table-cell table:formula="of:=[log.G14]" office:value-type="float" office:value="0.0025" calcext:value-type="float">
            <text:p>0.0025</text:p>
          </table:table-cell>
          <table:table-cell/>
          <table:table-cell office:value-type="string" calcext:value-type="string">
            <text:p>Compra</text:p>
          </table:table-cell>
          <table:table-cell table:formula="of:=IF([.K2]=&quot;MID&quot;; INDIRECT(&quot;I&quot;&amp;(ROW()+[.$J$2])); IF([.K2]=&quot;OPEN&quot;;  INDIRECT(&quot;B&quot;&amp;(ROW()+[.$J$2])) ) )*(1 + [.$L$2])" office:value-type="float" office:value="43.1576239975" calcext:value-type="float">
            <text:p>43.1576239975</text:p>
          </table:table-cell>
          <table:table-cell table:style-name="ce4" table:formula="of:=[log.E2]" office:value-type="currency" office:currency="USD" office:value="100000" calcext:value-type="currency">
            <text:p>$100,000.00</text:p>
          </table:table-cell>
          <table:table-cell office:value-type="float" office:value="0" calcext:value-type="float">
            <text:p>0</text:p>
          </table:table-cell>
          <table:table-cell table:formula="of:=IF(ISERROR(FIND(&quot;Compra&quot;;[.N2];1));0;INT([.P2]/[.O2]))" office:value-type="float" office:value="2317" calcext:value-type="float">
            <text:p>2317</text:p>
          </table:table-cell>
          <table:table-cell table:style-name="ce4" table:formula="of:=IF(ISERROR(FIND(&quot;Compra&quot;;[.N2];1));[.P2]+[.O2]*[.Q2];[.P2]-[.O2]*[.R2])" office:value-type="currency" office:currency="USD" office:value="3.785197792502" calcext:value-type="currency">
            <text:p>$3.79</text:p>
          </table:table-cell>
        </table:table-row>
        <table:table-row table:style-name="ro1">
          <table:table-cell office:value-type="string" calcext:value-type="string">
            <text:p>2014-12-26</text:p>
          </table:table-cell>
          <table:table-cell office:value-type="float" office:value="43.02" calcext:value-type="float">
            <text:p>43.02</text:p>
          </table:table-cell>
          <table:table-cell office:value-type="float" office:value="43.169998" calcext:value-type="float">
            <text:p>43.169998</text:p>
          </table:table-cell>
          <table:table-cell office:value-type="float" office:value="42.93" calcext:value-type="float">
            <text:p>42.93</text:p>
          </table:table-cell>
          <table:table-cell office:value-type="float" office:value="42.970001" calcext:value-type="float">
            <text:p>42.970001</text:p>
          </table:table-cell>
          <table:table-cell office:value-type="float" office:value="40.534779" calcext:value-type="float">
            <text:p>40.534779</text:p>
          </table:table-cell>
          <table:table-cell office:value-type="float" office:value="9175893" calcext:value-type="float">
            <text:p>9175893</text:p>
          </table:table-cell>
          <table:table-cell office:value-type="float" office:value="1" calcext:value-type="float">
            <text:p>1</text:p>
          </table:table-cell>
          <table:table-cell table:formula="of:=AVERAGE([.C3:.D3])" office:value-type="float" office:value="43.049999" calcext:value-type="float">
            <text:p>43.049999</text:p>
          </table:table-cell>
          <table:table-cell table:number-columns-repeated="4"/>
          <table:table-cell office:value-type="string" calcext:value-type="string">
            <text:p>Venta</text:p>
          </table:table-cell>
          <table:table-cell table:formula="of:=IF([.K2]=&quot;MID&quot;;[.I91]; IF([.K2]=&quot;OPEN&quot;;[.B91]))*(1-[.$L$2])" office:value-type="float" office:value="45.43113799875" calcext:value-type="float">
            <text:p>45.4311379988</text:p>
          </table:table-cell>
          <table:table-cell table:style-name="ce4" table:formula="of:=[.S2]" office:value-type="currency" office:currency="USD" office:value="3.785197792502" calcext:value-type="currency">
            <text:p>$3.79</text:p>
          </table:table-cell>
          <table:table-cell table:formula="of:=[.R2]" office:value-type="float" office:value="2317" calcext:value-type="float">
            <text:p>2317</text:p>
          </table:table-cell>
          <table:table-cell table:formula="of:=IF(ISERROR(FIND(&quot;Compra&quot;;[.N3];1));0;INT([.P3]/[.O3]))" office:value-type="float" office:value="0" calcext:value-type="float">
            <text:p>0</text:p>
          </table:table-cell>
          <table:table-cell table:style-name="ce4" table:formula="of:=IF(ISERROR(FIND(&quot;Compra&quot;;[.N3];1));[.P3]+[.O3]*[.Q3];[.P3]-[.O3]*[.R3])" office:value-type="currency" office:currency="USD" office:value="105267.731940896" calcext:value-type="currency">
            <text:p>$105,267.73</text:p>
          </table:table-cell>
        </table:table-row>
        <table:table-row table:style-name="ro1">
          <table:table-cell office:value-type="string" calcext:value-type="string">
            <text:p>2014-12-29</text:p>
          </table:table-cell>
          <table:table-cell office:value-type="float" office:value="43.060001" calcext:value-type="float">
            <text:p>43.060001</text:p>
          </table:table-cell>
          <table:table-cell office:value-type="float" office:value="43.349998" calcext:value-type="float">
            <text:p>43.349998</text:p>
          </table:table-cell>
          <table:table-cell office:value-type="float" office:value="42.950001" calcext:value-type="float">
            <text:p>42.950001</text:p>
          </table:table-cell>
          <table:table-cell office:value-type="float" office:value="43.169998" calcext:value-type="float">
            <text:p>43.169998</text:p>
          </table:table-cell>
          <table:table-cell office:value-type="float" office:value="40.723446" calcext:value-type="float">
            <text:p>40.723446</text:p>
          </table:table-cell>
          <table:table-cell office:value-type="float" office:value="16122285" calcext:value-type="float">
            <text:p>16122285</text:p>
          </table:table-cell>
          <table:table-cell office:value-type="float" office:value="0" calcext:value-type="float">
            <text:p>0</text:p>
          </table:table-cell>
          <table:table-cell table:formula="of:=AVERAGE([.C4:.D4])" office:value-type="float" office:value="43.1499995" calcext:value-type="float">
            <text:p>43.149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4-12-30</text:p>
          </table:table-cell>
          <table:table-cell office:value-type="float" office:value="43.02" calcext:value-type="float">
            <text:p>43.02</text:p>
          </table:table-cell>
          <table:table-cell office:value-type="float" office:value="43.68" calcext:value-type="float">
            <text:p>43.68</text:p>
          </table:table-cell>
          <table:table-cell office:value-type="float" office:value="42.849998" calcext:value-type="float">
            <text:p>42.849998</text:p>
          </table:table-cell>
          <table:table-cell office:value-type="float" office:value="43.27" calcext:value-type="float">
            <text:p>43.27</text:p>
          </table:table-cell>
          <table:table-cell office:value-type="float" office:value="40.817776" calcext:value-type="float">
            <text:p>40.817776</text:p>
          </table:table-cell>
          <table:table-cell office:value-type="float" office:value="24405723" calcext:value-type="float">
            <text:p>24405723</text:p>
          </table:table-cell>
          <table:table-cell office:value-type="float" office:value="0" calcext:value-type="float">
            <text:p>0</text:p>
          </table:table-cell>
          <table:table-cell table:formula="of:=AVERAGE([.C5:.D5])" office:value-type="float" office:value="43.264999" calcext:value-type="float">
            <text:p>43.264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4-12-31</text:p>
          </table:table-cell>
          <table:table-cell office:value-type="float" office:value="43.080002" calcext:value-type="float">
            <text:p>43.080002</text:p>
          </table:table-cell>
          <table:table-cell office:value-type="float" office:value="43.220001" calcext:value-type="float">
            <text:p>43.220001</text:p>
          </table:table-cell>
          <table:table-cell office:value-type="float" office:value="43" calcext:value-type="float">
            <text:p>43</text:p>
          </table:table-cell>
          <table:table-cell office:value-type="float" office:value="43.099998" calcext:value-type="float">
            <text:p>43.099998</text:p>
          </table:table-cell>
          <table:table-cell office:value-type="float" office:value="40.657406" calcext:value-type="float">
            <text:p>40.657406</text:p>
          </table:table-cell>
          <table:table-cell office:value-type="float" office:value="11134704" calcext:value-type="float">
            <text:p>11134704</text:p>
          </table:table-cell>
          <table:table-cell office:value-type="float" office:value="0" calcext:value-type="float">
            <text:p>0</text:p>
          </table:table-cell>
          <table:table-cell table:formula="of:=AVERAGE([.C6:.D6])" office:value-type="float" office:value="43.1100005" calcext:value-type="float">
            <text:p>43.110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1-02</text:p>
          </table:table-cell>
          <table:table-cell table:number-columns-repeated="2" office:value-type="float" office:value="43.32" calcext:value-type="float">
            <text:p>43.32</text:p>
          </table:table-cell>
          <table:table-cell office:value-type="float" office:value="41.970001" calcext:value-type="float">
            <text:p>41.970001</text:p>
          </table:table-cell>
          <table:table-cell office:value-type="float" office:value="42.09" calcext:value-type="float">
            <text:p>42.09</text:p>
          </table:table-cell>
          <table:table-cell office:value-type="float" office:value="39.704659" calcext:value-type="float">
            <text:p>39.704659</text:p>
          </table:table-cell>
          <table:table-cell office:value-type="float" office:value="40404827" calcext:value-type="float">
            <text:p>40404827</text:p>
          </table:table-cell>
          <table:table-cell office:value-type="float" office:value="-1" calcext:value-type="float">
            <text:p>-1</text:p>
          </table:table-cell>
          <table:table-cell table:formula="of:=AVERAGE([.C7:.D7])" office:value-type="float" office:value="42.6450005" calcext:value-type="float">
            <text:p>42.645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1-06</text:p>
          </table:table-cell>
          <table:table-cell office:value-type="float" office:value="41.18" calcext:value-type="float">
            <text:p>41.18</text:p>
          </table:table-cell>
          <table:table-cell office:value-type="float" office:value="41.470001" calcext:value-type="float">
            <text:p>41.470001</text:p>
          </table:table-cell>
          <table:table-cell office:value-type="float" office:value="40.709999" calcext:value-type="float">
            <text:p>40.709999</text:p>
          </table:table-cell>
          <table:table-cell office:value-type="float" office:value="41.310001" calcext:value-type="float">
            <text:p>41.310001</text:p>
          </table:table-cell>
          <table:table-cell office:value-type="float" office:value="38.968853" calcext:value-type="float">
            <text:p>38.968853</text:p>
          </table:table-cell>
          <table:table-cell office:value-type="float" office:value="91432017" calcext:value-type="float">
            <text:p>91432017</text:p>
          </table:table-cell>
          <table:table-cell office:value-type="float" office:value="0" calcext:value-type="float">
            <text:p>0</text:p>
          </table:table-cell>
          <table:table-cell table:formula="of:=AVERAGE([.C8:.D8])" office:value-type="float" office:value="41.09" calcext:value-type="float">
            <text:p>41.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1-07</text:p>
          </table:table-cell>
          <table:table-cell office:value-type="float" office:value="41.700001" calcext:value-type="float">
            <text:p>41.700001</text:p>
          </table:table-cell>
          <table:table-cell office:value-type="float" office:value="41.939999" calcext:value-type="float">
            <text:p>41.939999</text:p>
          </table:table-cell>
          <table:table-cell office:value-type="float" office:value="41.5" calcext:value-type="float">
            <text:p>41.5</text:p>
          </table:table-cell>
          <table:table-cell office:value-type="float" office:value="41.810001" calcext:value-type="float">
            <text:p>41.810001</text:p>
          </table:table-cell>
          <table:table-cell office:value-type="float" office:value="39.440521" calcext:value-type="float">
            <text:p>39.440521</text:p>
          </table:table-cell>
          <table:table-cell office:value-type="float" office:value="63777815" calcext:value-type="float">
            <text:p>63777815</text:p>
          </table:table-cell>
          <table:table-cell office:value-type="float" office:value="0" calcext:value-type="float">
            <text:p>0</text:p>
          </table:table-cell>
          <table:table-cell table:formula="of:=AVERAGE([.C9:.D9])" office:value-type="float" office:value="41.7199995" calcext:value-type="float">
            <text:p>41.719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1-08</text:p>
          </table:table-cell>
          <table:table-cell office:value-type="float" office:value="42.349998" calcext:value-type="float">
            <text:p>42.349998</text:p>
          </table:table-cell>
          <table:table-cell office:value-type="float" office:value="42.57" calcext:value-type="float">
            <text:p>42.57</text:p>
          </table:table-cell>
          <table:table-cell office:value-type="float" office:value="42.139999" calcext:value-type="float">
            <text:p>42.139999</text:p>
          </table:table-cell>
          <table:table-cell office:value-type="float" office:value="42.41" calcext:value-type="float">
            <text:p>42.41</text:p>
          </table:table-cell>
          <table:table-cell office:value-type="float" office:value="40.006516" calcext:value-type="float">
            <text:p>40.006516</text:p>
          </table:table-cell>
          <table:table-cell office:value-type="float" office:value="44759210" calcext:value-type="float">
            <text:p>44759210</text:p>
          </table:table-cell>
          <table:table-cell office:value-type="float" office:value="0" calcext:value-type="float">
            <text:p>0</text:p>
          </table:table-cell>
          <table:table-cell table:formula="of:=AVERAGE([.C10:.D10])" office:value-type="float" office:value="42.3549995" calcext:value-type="float">
            <text:p>42.354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1-09</text:p>
          </table:table-cell>
          <table:table-cell office:value-type="float" office:value="42.41" calcext:value-type="float">
            <text:p>42.41</text:p>
          </table:table-cell>
          <table:table-cell office:value-type="float" office:value="42.509998" calcext:value-type="float">
            <text:p>42.509998</text:p>
          </table:table-cell>
          <table:table-cell office:value-type="float" office:value="41.93" calcext:value-type="float">
            <text:p>41.93</text:p>
          </table:table-cell>
          <table:table-cell office:value-type="float" office:value="42.380001" calcext:value-type="float">
            <text:p>42.380001</text:p>
          </table:table-cell>
          <table:table-cell office:value-type="float" office:value="39.978218" calcext:value-type="float">
            <text:p>39.978218</text:p>
          </table:table-cell>
          <table:table-cell office:value-type="float" office:value="75927847" calcext:value-type="float">
            <text:p>75927847</text:p>
          </table:table-cell>
          <table:table-cell office:value-type="float" office:value="0" calcext:value-type="float">
            <text:p>0</text:p>
          </table:table-cell>
          <table:table-cell table:formula="of:=AVERAGE([.C11:.D11])" office:value-type="float" office:value="42.219999" calcext:value-type="float">
            <text:p>42.219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1-12</text:p>
          </table:table-cell>
          <table:table-cell office:value-type="float" office:value="42.400002" calcext:value-type="float">
            <text:p>42.400002</text:p>
          </table:table-cell>
          <table:table-cell office:value-type="float" office:value="42.48" calcext:value-type="float">
            <text:p>42.48</text:p>
          </table:table-cell>
          <table:table-cell office:value-type="float" office:value="41.77" calcext:value-type="float">
            <text:p>41.77</text:p>
          </table:table-cell>
          <table:table-cell office:value-type="float" office:value="41.830002" calcext:value-type="float">
            <text:p>41.830002</text:p>
          </table:table-cell>
          <table:table-cell office:value-type="float" office:value="39.459389" calcext:value-type="float">
            <text:p>39.459389</text:p>
          </table:table-cell>
          <table:table-cell office:value-type="float" office:value="49358754" calcext:value-type="float">
            <text:p>49358754</text:p>
          </table:table-cell>
          <table:table-cell office:value-type="float" office:value="1" calcext:value-type="float">
            <text:p>1</text:p>
          </table:table-cell>
          <table:table-cell table:formula="of:=AVERAGE([.C12:.D12])" office:value-type="float" office:value="42.125" calcext:value-type="float">
            <text:p>42.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1-13</text:p>
          </table:table-cell>
          <table:table-cell office:value-type="float" office:value="42" calcext:value-type="float">
            <text:p>42</text:p>
          </table:table-cell>
          <table:table-cell office:value-type="float" office:value="42.25" calcext:value-type="float">
            <text:p>42.25</text:p>
          </table:table-cell>
          <table:table-cell office:value-type="float" office:value="41.310001" calcext:value-type="float">
            <text:p>41.310001</text:p>
          </table:table-cell>
          <table:table-cell office:value-type="float" office:value="41.5" calcext:value-type="float">
            <text:p>41.5</text:p>
          </table:table-cell>
          <table:table-cell office:value-type="float" office:value="39.148083" calcext:value-type="float">
            <text:p>39.148083</text:p>
          </table:table-cell>
          <table:table-cell office:value-type="float" office:value="83354981" calcext:value-type="float">
            <text:p>83354981</text:p>
          </table:table-cell>
          <table:table-cell office:value-type="float" office:value="0" calcext:value-type="float">
            <text:p>0</text:p>
          </table:table-cell>
          <table:table-cell table:formula="of:=AVERAGE([.C13:.D13])" office:value-type="float" office:value="41.7800005" calcext:value-type="float">
            <text:p>41.780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1-14</text:p>
          </table:table-cell>
          <table:table-cell office:value-type="float" office:value="41" calcext:value-type="float">
            <text:p>41</text:p>
          </table:table-cell>
          <table:table-cell office:value-type="float" office:value="41.380001" calcext:value-type="float">
            <text:p>41.380001</text:p>
          </table:table-cell>
          <table:table-cell office:value-type="float" office:value="40.799999" calcext:value-type="float">
            <text:p>40.799999</text:p>
          </table:table-cell>
          <table:table-cell office:value-type="float" office:value="40.970001" calcext:value-type="float">
            <text:p>40.970001</text:p>
          </table:table-cell>
          <table:table-cell office:value-type="float" office:value="38.648129" calcext:value-type="float">
            <text:p>38.648129</text:p>
          </table:table-cell>
          <table:table-cell office:value-type="float" office:value="121635988" calcext:value-type="float">
            <text:p>121635988</text:p>
          </table:table-cell>
          <table:table-cell office:value-type="float" office:value="0" calcext:value-type="float">
            <text:p>0</text:p>
          </table:table-cell>
          <table:table-cell table:formula="of:=AVERAGE([.C14:.D14])" office:value-type="float" office:value="41.09" calcext:value-type="float">
            <text:p>41.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1-15</text:p>
          </table:table-cell>
          <table:table-cell office:value-type="float" office:value="41.200001" calcext:value-type="float">
            <text:p>41.200001</text:p>
          </table:table-cell>
          <table:table-cell office:value-type="float" office:value="41.279999" calcext:value-type="float">
            <text:p>41.279999</text:p>
          </table:table-cell>
          <table:table-cell office:value-type="float" office:value="40.810001" calcext:value-type="float">
            <text:p>40.810001</text:p>
          </table:table-cell>
          <table:table-cell office:value-type="float" office:value="41.02" calcext:value-type="float">
            <text:p>41.02</text:p>
          </table:table-cell>
          <table:table-cell office:value-type="float" office:value="38.695297" calcext:value-type="float">
            <text:p>38.695297</text:p>
          </table:table-cell>
          <table:table-cell office:value-type="float" office:value="70154754" calcext:value-type="float">
            <text:p>70154754</text:p>
          </table:table-cell>
          <table:table-cell office:value-type="float" office:value="0" calcext:value-type="float">
            <text:p>0</text:p>
          </table:table-cell>
          <table:table-cell table:formula="of:=AVERAGE([.C15:.D15])" office:value-type="float" office:value="41.045" calcext:value-type="float">
            <text:p>41.0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1-21</text:p>
          </table:table-cell>
          <table:table-cell office:value-type="float" office:value="41.709999" calcext:value-type="float">
            <text:p>41.709999</text:p>
          </table:table-cell>
          <table:table-cell office:value-type="float" office:value="42.580002" calcext:value-type="float">
            <text:p>42.580002</text:p>
          </table:table-cell>
          <table:table-cell office:value-type="float" office:value="41.57" calcext:value-type="float">
            <text:p>41.57</text:p>
          </table:table-cell>
          <table:table-cell office:value-type="float" office:value="42.5" calcext:value-type="float">
            <text:p>42.5</text:p>
          </table:table-cell>
          <table:table-cell office:value-type="float" office:value="40.091415" calcext:value-type="float">
            <text:p>40.091415</text:p>
          </table:table-cell>
          <table:table-cell office:value-type="float" office:value="85632443" calcext:value-type="float">
            <text:p>85632443</text:p>
          </table:table-cell>
          <table:table-cell office:value-type="float" office:value="0" calcext:value-type="float">
            <text:p>0</text:p>
          </table:table-cell>
          <table:table-cell table:formula="of:=AVERAGE([.C16:.D16])" office:value-type="float" office:value="42.075001" calcext:value-type="float">
            <text:p>42.075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1-22</text:p>
          </table:table-cell>
          <table:table-cell office:value-type="float" office:value="42.650002" calcext:value-type="float">
            <text:p>42.650002</text:p>
          </table:table-cell>
          <table:table-cell office:value-type="float" office:value="43.169998" calcext:value-type="float">
            <text:p>43.169998</text:p>
          </table:table-cell>
          <table:table-cell office:value-type="float" office:value="42.610001" calcext:value-type="float">
            <text:p>42.610001</text:p>
          </table:table-cell>
          <table:table-cell office:value-type="float" office:value="43.130001" calcext:value-type="float">
            <text:p>43.130001</text:p>
          </table:table-cell>
          <table:table-cell office:value-type="float" office:value="40.685703" calcext:value-type="float">
            <text:p>40.685703</text:p>
          </table:table-cell>
          <table:table-cell office:value-type="float" office:value="90545034" calcext:value-type="float">
            <text:p>90545034</text:p>
          </table:table-cell>
          <table:table-cell office:value-type="float" office:value="0" calcext:value-type="float">
            <text:p>0</text:p>
          </table:table-cell>
          <table:table-cell table:formula="of:=AVERAGE([.C17:.D17])" office:value-type="float" office:value="42.8899995" calcext:value-type="float">
            <text:p>42.889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1-23</text:p>
          </table:table-cell>
          <table:table-cell office:value-type="float" office:value="43.040001" calcext:value-type="float">
            <text:p>43.040001</text:p>
          </table:table-cell>
          <table:table-cell office:value-type="float" office:value="43.060001" calcext:value-type="float">
            <text:p>43.060001</text:p>
          </table:table-cell>
          <table:table-cell office:value-type="float" office:value="42.610001" calcext:value-type="float">
            <text:p>42.610001</text:p>
          </table:table-cell>
          <table:table-cell office:value-type="float" office:value="42.639999" calcext:value-type="float">
            <text:p>42.639999</text:p>
          </table:table-cell>
          <table:table-cell office:value-type="float" office:value="40.223484" calcext:value-type="float">
            <text:p>40.223484</text:p>
          </table:table-cell>
          <table:table-cell office:value-type="float" office:value="38137002" calcext:value-type="float">
            <text:p>38137002</text:p>
          </table:table-cell>
          <table:table-cell office:value-type="float" office:value="0" calcext:value-type="float">
            <text:p>0</text:p>
          </table:table-cell>
          <table:table-cell table:formula="of:=AVERAGE([.C18:.D18])" office:value-type="float" office:value="42.835001" calcext:value-type="float">
            <text:p>42.835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1-26</text:p>
          </table:table-cell>
          <table:table-cell office:value-type="float" office:value="42.439999" calcext:value-type="float">
            <text:p>42.439999</text:p>
          </table:table-cell>
          <table:table-cell office:value-type="float" office:value="42.849998" calcext:value-type="float">
            <text:p>42.849998</text:p>
          </table:table-cell>
          <table:table-cell office:value-type="float" office:value="42.369999" calcext:value-type="float">
            <text:p>42.369999</text:p>
          </table:table-cell>
          <table:table-cell office:value-type="float" office:value="42.73" calcext:value-type="float">
            <text:p>42.73</text:p>
          </table:table-cell>
          <table:table-cell office:value-type="float" office:value="40.308388" calcext:value-type="float">
            <text:p>40.308388</text:p>
          </table:table-cell>
          <table:table-cell office:value-type="float" office:value="36622740" calcext:value-type="float">
            <text:p>36622740</text:p>
          </table:table-cell>
          <table:table-cell office:value-type="float" office:value="0" calcext:value-type="float">
            <text:p>0</text:p>
          </table:table-cell>
          <table:table-cell table:formula="of:=AVERAGE([.C19:.D19])" office:value-type="float" office:value="42.6099985" calcext:value-type="float">
            <text:p>42.60999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1-27</text:p>
          </table:table-cell>
          <table:table-cell office:value-type="float" office:value="42.279999" calcext:value-type="float">
            <text:p>42.279999</text:p>
          </table:table-cell>
          <table:table-cell office:value-type="float" office:value="42.689999" calcext:value-type="float">
            <text:p>42.689999</text:p>
          </table:table-cell>
          <table:table-cell office:value-type="float" office:value="42.150002" calcext:value-type="float">
            <text:p>42.150002</text:p>
          </table:table-cell>
          <table:table-cell office:value-type="float" office:value="42.650002" calcext:value-type="float">
            <text:p>42.650002</text:p>
          </table:table-cell>
          <table:table-cell office:value-type="float" office:value="40.23291" calcext:value-type="float">
            <text:p>40.23291</text:p>
          </table:table-cell>
          <table:table-cell office:value-type="float" office:value="64099155" calcext:value-type="float">
            <text:p>64099155</text:p>
          </table:table-cell>
          <table:table-cell office:value-type="float" office:value="0" calcext:value-type="float">
            <text:p>0</text:p>
          </table:table-cell>
          <table:table-cell table:formula="of:=AVERAGE([.C20:.D20])" office:value-type="float" office:value="42.4200005" calcext:value-type="float">
            <text:p>42.420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1-28</text:p>
          </table:table-cell>
          <table:table-cell office:value-type="float" office:value="42.650002" calcext:value-type="float">
            <text:p>42.650002</text:p>
          </table:table-cell>
          <table:table-cell office:value-type="float" office:value="42.779999" calcext:value-type="float">
            <text:p>42.779999</text:p>
          </table:table-cell>
          <table:table-cell office:value-type="float" office:value="42.150002" calcext:value-type="float">
            <text:p>42.150002</text:p>
          </table:table-cell>
          <table:table-cell office:value-type="float" office:value="42.189999" calcext:value-type="float">
            <text:p>42.189999</text:p>
          </table:table-cell>
          <table:table-cell office:value-type="float" office:value="39.798988" calcext:value-type="float">
            <text:p>39.798988</text:p>
          </table:table-cell>
          <table:table-cell office:value-type="float" office:value="64777242" calcext:value-type="float">
            <text:p>64777242</text:p>
          </table:table-cell>
          <table:table-cell office:value-type="float" office:value="0" calcext:value-type="float">
            <text:p>0</text:p>
          </table:table-cell>
          <table:table-cell table:formula="of:=AVERAGE([.C21:.D21])" office:value-type="float" office:value="42.4650005" calcext:value-type="float">
            <text:p>42.465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1-29</text:p>
          </table:table-cell>
          <table:table-cell office:value-type="float" office:value="42.209999" calcext:value-type="float">
            <text:p>42.209999</text:p>
          </table:table-cell>
          <table:table-cell office:value-type="float" office:value="42.25" calcext:value-type="float">
            <text:p>42.25</text:p>
          </table:table-cell>
          <table:table-cell office:value-type="float" office:value="41.75" calcext:value-type="float">
            <text:p>41.75</text:p>
          </table:table-cell>
          <table:table-cell office:value-type="float" office:value="41.849998" calcext:value-type="float">
            <text:p>41.849998</text:p>
          </table:table-cell>
          <table:table-cell office:value-type="float" office:value="39.478256" calcext:value-type="float">
            <text:p>39.478256</text:p>
          </table:table-cell>
          <table:table-cell office:value-type="float" office:value="56842703" calcext:value-type="float">
            <text:p>56842703</text:p>
          </table:table-cell>
          <table:table-cell office:value-type="float" office:value="0" calcext:value-type="float">
            <text:p>0</text:p>
          </table:table-cell>
          <table:table-cell table:formula="of:=AVERAGE([.C22:.D22])"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1-30</text:p>
          </table:table-cell>
          <table:table-cell table:number-columns-repeated="2" office:value-type="float" office:value="41.82" calcext:value-type="float">
            <text:p>41.82</text:p>
          </table:table-cell>
          <table:table-cell office:value-type="float" office:value="40.849998" calcext:value-type="float">
            <text:p>40.849998</text:p>
          </table:table-cell>
          <table:table-cell office:value-type="float" office:value="40.919998" calcext:value-type="float">
            <text:p>40.919998</text:p>
          </table:table-cell>
          <table:table-cell office:value-type="float" office:value="38.600945" calcext:value-type="float">
            <text:p>38.600945</text:p>
          </table:table-cell>
          <table:table-cell office:value-type="float" office:value="78679247" calcext:value-type="float">
            <text:p>78679247</text:p>
          </table:table-cell>
          <table:table-cell office:value-type="float" office:value="0" calcext:value-type="float">
            <text:p>0</text:p>
          </table:table-cell>
          <table:table-cell table:formula="of:=AVERAGE([.C23:.D23])" office:value-type="float" office:value="41.334999" calcext:value-type="float">
            <text:p>41.334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2-03</text:p>
          </table:table-cell>
          <table:table-cell office:value-type="float" office:value="41.59" calcext:value-type="float">
            <text:p>41.59</text:p>
          </table:table-cell>
          <table:table-cell office:value-type="float" office:value="41.849998" calcext:value-type="float">
            <text:p>41.849998</text:p>
          </table:table-cell>
          <table:table-cell office:value-type="float" office:value="41.330002" calcext:value-type="float">
            <text:p>41.330002</text:p>
          </table:table-cell>
          <table:table-cell office:value-type="float" office:value="41.529999" calcext:value-type="float">
            <text:p>41.529999</text:p>
          </table:table-cell>
          <table:table-cell office:value-type="float" office:value="39.176388" calcext:value-type="float">
            <text:p>39.176388</text:p>
          </table:table-cell>
          <table:table-cell office:value-type="float" office:value="54357785" calcext:value-type="float">
            <text:p>54357785</text:p>
          </table:table-cell>
          <table:table-cell office:value-type="float" office:value="0" calcext:value-type="float">
            <text:p>0</text:p>
          </table:table-cell>
          <table:table-cell table:formula="of:=AVERAGE([.C24:.D24])" office:value-type="float" office:value="41.59" calcext:value-type="float">
            <text:p>41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2-04</text:p>
          </table:table-cell>
          <table:table-cell office:value-type="float" office:value="41.52" calcext:value-type="float">
            <text:p>41.52</text:p>
          </table:table-cell>
          <table:table-cell office:value-type="float" office:value="42.049999" calcext:value-type="float">
            <text:p>42.049999</text:p>
          </table:table-cell>
          <table:table-cell office:value-type="float" office:value="41.52" calcext:value-type="float">
            <text:p>41.52</text:p>
          </table:table-cell>
          <table:table-cell office:value-type="float" office:value="41.68" calcext:value-type="float">
            <text:p>41.68</text:p>
          </table:table-cell>
          <table:table-cell office:value-type="float" office:value="39.31789" calcext:value-type="float">
            <text:p>39.31789</text:p>
          </table:table-cell>
          <table:table-cell office:value-type="float" office:value="59866097" calcext:value-type="float">
            <text:p>59866097</text:p>
          </table:table-cell>
          <table:table-cell office:value-type="float" office:value="0" calcext:value-type="float">
            <text:p>0</text:p>
          </table:table-cell>
          <table:table-cell table:formula="of:=AVERAGE([.C25:.D25])" office:value-type="float" office:value="41.7849995" calcext:value-type="float">
            <text:p>41.784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2-05</text:p>
          </table:table-cell>
          <table:table-cell office:value-type="float" office:value="41.830002" calcext:value-type="float">
            <text:p>41.830002</text:p>
          </table:table-cell>
          <table:table-cell office:value-type="float" office:value="42.5" calcext:value-type="float">
            <text:p>42.5</text:p>
          </table:table-cell>
          <table:table-cell office:value-type="float" office:value="41.759998" calcext:value-type="float">
            <text:p>41.759998</text:p>
          </table:table-cell>
          <table:table-cell office:value-type="float" office:value="42.439999" calcext:value-type="float">
            <text:p>42.439999</text:p>
          </table:table-cell>
          <table:table-cell office:value-type="float" office:value="40.034809" calcext:value-type="float">
            <text:p>40.034809</text:p>
          </table:table-cell>
          <table:table-cell office:value-type="float" office:value="49766276" calcext:value-type="float">
            <text:p>49766276</text:p>
          </table:table-cell>
          <table:table-cell office:value-type="float" office:value="0" calcext:value-type="float">
            <text:p>0</text:p>
          </table:table-cell>
          <table:table-cell table:formula="of:=AVERAGE([.C26:.D26])" office:value-type="float" office:value="42.129999" calcext:value-type="float">
            <text:p>42.129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2-06</text:p>
          </table:table-cell>
          <table:table-cell office:value-type="float" office:value="42.57" calcext:value-type="float">
            <text:p>42.57</text:p>
          </table:table-cell>
          <table:table-cell office:value-type="float" office:value="42.82" calcext:value-type="float">
            <text:p>42.82</text:p>
          </table:table-cell>
          <table:table-cell office:value-type="float" office:value="42.529999" calcext:value-type="float">
            <text:p>42.529999</text:p>
          </table:table-cell>
          <table:table-cell office:value-type="float" office:value="42.700001" calcext:value-type="float">
            <text:p>42.700001</text:p>
          </table:table-cell>
          <table:table-cell office:value-type="float" office:value="40.280079" calcext:value-type="float">
            <text:p>40.280079</text:p>
          </table:table-cell>
          <table:table-cell office:value-type="float" office:value="43821080" calcext:value-type="float">
            <text:p>43821080</text:p>
          </table:table-cell>
          <table:table-cell office:value-type="float" office:value="0" calcext:value-type="float">
            <text:p>0</text:p>
          </table:table-cell>
          <table:table-cell table:formula="of:=AVERAGE([.C27:.D27])" office:value-type="float" office:value="42.6749995" calcext:value-type="float">
            <text:p>42.674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2-09</text:p>
          </table:table-cell>
          <table:table-cell office:value-type="float" office:value="42.549999" calcext:value-type="float">
            <text:p>42.549999</text:p>
          </table:table-cell>
          <table:table-cell office:value-type="float" office:value="42.849998" calcext:value-type="float">
            <text:p>42.849998</text:p>
          </table:table-cell>
          <table:table-cell office:value-type="float" office:value="42.419998" calcext:value-type="float">
            <text:p>42.419998</text:p>
          </table:table-cell>
          <table:table-cell office:value-type="float" office:value="42.799999" calcext:value-type="float">
            <text:p>42.799999</text:p>
          </table:table-cell>
          <table:table-cell office:value-type="float" office:value="40.374416" calcext:value-type="float">
            <text:p>40.374416</text:p>
          </table:table-cell>
          <table:table-cell office:value-type="float" office:value="39306335" calcext:value-type="float">
            <text:p>39306335</text:p>
          </table:table-cell>
          <table:table-cell office:value-type="float" office:value="0" calcext:value-type="float">
            <text:p>0</text:p>
          </table:table-cell>
          <table:table-cell table:formula="of:=AVERAGE([.C28:.D28])" office:value-type="float" office:value="42.634998" calcext:value-type="float">
            <text:p>42.6349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2-10</text:p>
          </table:table-cell>
          <table:table-cell office:value-type="float" office:value="42.799999" calcext:value-type="float">
            <text:p>42.799999</text:p>
          </table:table-cell>
          <table:table-cell office:value-type="float" office:value="43.139999" calcext:value-type="float">
            <text:p>43.139999</text:p>
          </table:table-cell>
          <table:table-cell office:value-type="float" office:value="42.560001" calcext:value-type="float">
            <text:p>42.560001</text:p>
          </table:table-cell>
          <table:table-cell office:value-type="float" office:value="42.630001" calcext:value-type="float">
            <text:p>42.630001</text:p>
          </table:table-cell>
          <table:table-cell office:value-type="float" office:value="40.214043" calcext:value-type="float">
            <text:p>40.214043</text:p>
          </table:table-cell>
          <table:table-cell office:value-type="float" office:value="43597466" calcext:value-type="float">
            <text:p>43597466</text:p>
          </table:table-cell>
          <table:table-cell office:value-type="float" office:value="0" calcext:value-type="float">
            <text:p>0</text:p>
          </table:table-cell>
          <table:table-cell table:formula="of:=AVERAGE([.C29:.D29])" office:value-type="float" office:value="42.85" calcext:value-type="float">
            <text:p>42.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2-11</text:p>
          </table:table-cell>
          <table:table-cell table:number-columns-repeated="2" office:value-type="float" office:value="42.630001" calcext:value-type="float">
            <text:p>42.630001</text:p>
          </table:table-cell>
          <table:table-cell office:value-type="float" office:value="41.880001" calcext:value-type="float">
            <text:p>41.880001</text:p>
          </table:table-cell>
          <table:table-cell office:value-type="float" office:value="41.91" calcext:value-type="float">
            <text:p>41.91</text:p>
          </table:table-cell>
          <table:table-cell office:value-type="float" office:value="39.534851" calcext:value-type="float">
            <text:p>39.534851</text:p>
          </table:table-cell>
          <table:table-cell office:value-type="float" office:value="45805691" calcext:value-type="float">
            <text:p>45805691</text:p>
          </table:table-cell>
          <table:table-cell office:value-type="float" office:value="0" calcext:value-type="float">
            <text:p>0</text:p>
          </table:table-cell>
          <table:table-cell table:formula="of:=AVERAGE([.C30:.D30])" office:value-type="float" office:value="42.255001" calcext:value-type="float">
            <text:p>42.255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2-13</text:p>
          </table:table-cell>
          <table:table-cell office:value-type="float" office:value="43.07" calcext:value-type="float">
            <text:p>43.07</text:p>
          </table:table-cell>
          <table:table-cell office:value-type="float" office:value="43.259998" calcext:value-type="float">
            <text:p>43.259998</text:p>
          </table:table-cell>
          <table:table-cell office:value-type="float" office:value="42.98" calcext:value-type="float">
            <text:p>42.98</text:p>
          </table:table-cell>
          <table:table-cell office:value-type="float" office:value="43.099998" calcext:value-type="float">
            <text:p>43.099998</text:p>
          </table:table-cell>
          <table:table-cell office:value-type="float" office:value="40.657406" calcext:value-type="float">
            <text:p>40.657406</text:p>
          </table:table-cell>
          <table:table-cell office:value-type="float" office:value="36143026" calcext:value-type="float">
            <text:p>36143026</text:p>
          </table:table-cell>
          <table:table-cell office:value-type="float" office:value="0" calcext:value-type="float">
            <text:p>0</text:p>
          </table:table-cell>
          <table:table-cell table:formula="of:=AVERAGE([.C31:.D31])" office:value-type="float" office:value="43.119999" calcext:value-type="float">
            <text:p>43.119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2-16</text:p>
          </table:table-cell>
          <table:table-cell office:value-type="float" office:value="43.02" calcext:value-type="float">
            <text:p>43.02</text:p>
          </table:table-cell>
          <table:table-cell office:value-type="float" office:value="43.169998" calcext:value-type="float">
            <text:p>43.169998</text:p>
          </table:table-cell>
          <table:table-cell office:value-type="float" office:value="42.880001" calcext:value-type="float">
            <text:p>42.880001</text:p>
          </table:table-cell>
          <table:table-cell office:value-type="float" office:value="42.93" calcext:value-type="float">
            <text:p>42.93</text:p>
          </table:table-cell>
          <table:table-cell office:value-type="float" office:value="40.497051" calcext:value-type="float">
            <text:p>40.497051</text:p>
          </table:table-cell>
          <table:table-cell office:value-type="float" office:value="6011912" calcext:value-type="float">
            <text:p>6011912</text:p>
          </table:table-cell>
          <table:table-cell office:value-type="float" office:value="0" calcext:value-type="float">
            <text:p>0</text:p>
          </table:table-cell>
          <table:table-cell table:formula="of:=AVERAGE([.C32:.D32])" office:value-type="float" office:value="43.0249995" calcext:value-type="float">
            <text:p>43.024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2-17</text:p>
          </table:table-cell>
          <table:table-cell office:value-type="float" office:value="43" calcext:value-type="float">
            <text:p>43</text:p>
          </table:table-cell>
          <table:table-cell office:value-type="float" office:value="43.330002" calcext:value-type="float">
            <text:p>43.330002</text:p>
          </table:table-cell>
          <table:table-cell office:value-type="float" office:value="42.619999" calcext:value-type="float">
            <text:p>42.619999</text:p>
          </table:table-cell>
          <table:table-cell office:value-type="float" office:value="43.299999" calcext:value-type="float">
            <text:p>43.299999</text:p>
          </table:table-cell>
          <table:table-cell office:value-type="float" office:value="40.846077" calcext:value-type="float">
            <text:p>40.846077</text:p>
          </table:table-cell>
          <table:table-cell office:value-type="float" office:value="50709616" calcext:value-type="float">
            <text:p>50709616</text:p>
          </table:table-cell>
          <table:table-cell office:value-type="float" office:value="0" calcext:value-type="float">
            <text:p>0</text:p>
          </table:table-cell>
          <table:table-cell table:formula="of:=AVERAGE([.C33:.D33])" office:value-type="float" office:value="42.9750005" calcext:value-type="float">
            <text:p>42.975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2-18</text:p>
          </table:table-cell>
          <table:table-cell office:value-type="float" office:value="43.5" calcext:value-type="float">
            <text:p>43.5</text:p>
          </table:table-cell>
          <table:table-cell office:value-type="float" office:value="43.549999" calcext:value-type="float">
            <text:p>43.549999</text:p>
          </table:table-cell>
          <table:table-cell office:value-type="float" office:value="42.880001" calcext:value-type="float">
            <text:p>42.880001</text:p>
          </table:table-cell>
          <table:table-cell office:value-type="float" office:value="43.09" calcext:value-type="float">
            <text:p>43.09</text:p>
          </table:table-cell>
          <table:table-cell office:value-type="float" office:value="40.647984" calcext:value-type="float">
            <text:p>40.647984</text:p>
          </table:table-cell>
          <table:table-cell office:value-type="float" office:value="80803429" calcext:value-type="float">
            <text:p>80803429</text:p>
          </table:table-cell>
          <table:table-cell office:value-type="float" office:value="0" calcext:value-type="float">
            <text:p>0</text:p>
          </table:table-cell>
          <table:table-cell table:formula="of:=AVERAGE([.C34:.D34])" office:value-type="float" office:value="43.215" calcext:value-type="float">
            <text:p>43.2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2-19</text:p>
          </table:table-cell>
          <table:table-cell office:value-type="float" office:value="42.869999" calcext:value-type="float">
            <text:p>42.869999</text:p>
          </table:table-cell>
          <table:table-cell office:value-type="float" office:value="43.360001" calcext:value-type="float">
            <text:p>43.360001</text:p>
          </table:table-cell>
          <table:table-cell office:value-type="float" office:value="42.869999" calcext:value-type="float">
            <text:p>42.869999</text:p>
          </table:table-cell>
          <table:table-cell office:value-type="float" office:value="43.290001" calcext:value-type="float">
            <text:p>43.290001</text:p>
          </table:table-cell>
          <table:table-cell office:value-type="float" office:value="40.836636" calcext:value-type="float">
            <text:p>40.836636</text:p>
          </table:table-cell>
          <table:table-cell office:value-type="float" office:value="27741795" calcext:value-type="float">
            <text:p>27741795</text:p>
          </table:table-cell>
          <table:table-cell office:value-type="float" office:value="0" calcext:value-type="float">
            <text:p>0</text:p>
          </table:table-cell>
          <table:table-cell table:formula="of:=AVERAGE([.C35:.D35])" office:value-type="float" office:value="43.115" calcext:value-type="float">
            <text:p>43.1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2-20</text:p>
          </table:table-cell>
          <table:table-cell office:value-type="float" office:value="43.27" calcext:value-type="float">
            <text:p>43.27</text:p>
          </table:table-cell>
          <table:table-cell office:value-type="float" office:value="43.630001" calcext:value-type="float">
            <text:p>43.630001</text:p>
          </table:table-cell>
          <table:table-cell office:value-type="float" office:value="43.099998" calcext:value-type="float">
            <text:p>43.099998</text:p>
          </table:table-cell>
          <table:table-cell office:value-type="float" office:value="43.599998" calcext:value-type="float">
            <text:p>43.599998</text:p>
          </table:table-cell>
          <table:table-cell office:value-type="float" office:value="41.129078" calcext:value-type="float">
            <text:p>41.129078</text:p>
          </table:table-cell>
          <table:table-cell office:value-type="float" office:value="49596689" calcext:value-type="float">
            <text:p>49596689</text:p>
          </table:table-cell>
          <table:table-cell office:value-type="float" office:value="0" calcext:value-type="float">
            <text:p>0</text:p>
          </table:table-cell>
          <table:table-cell table:formula="of:=AVERAGE([.C36:.D36])" office:value-type="float" office:value="43.3649995" calcext:value-type="float">
            <text:p>43.364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2-23</text:p>
          </table:table-cell>
          <table:table-cell office:value-type="float" office:value="43.59" calcext:value-type="float">
            <text:p>43.59</text:p>
          </table:table-cell>
          <table:table-cell office:value-type="float" office:value="43.77" calcext:value-type="float">
            <text:p>43.77</text:p>
          </table:table-cell>
          <table:table-cell office:value-type="float" office:value="43.48" calcext:value-type="float">
            <text:p>43.48</text:p>
          </table:table-cell>
          <table:table-cell office:value-type="float" office:value="43.709999" calcext:value-type="float">
            <text:p>43.709999</text:p>
          </table:table-cell>
          <table:table-cell office:value-type="float" office:value="41.232838" calcext:value-type="float">
            <text:p>41.232838</text:p>
          </table:table-cell>
          <table:table-cell office:value-type="float" office:value="40636262" calcext:value-type="float">
            <text:p>40636262</text:p>
          </table:table-cell>
          <table:table-cell office:value-type="float" office:value="-1" calcext:value-type="float">
            <text:p>-1</text:p>
          </table:table-cell>
          <table:table-cell table:formula="of:=AVERAGE([.C37:.D37])" office:value-type="float" office:value="43.625" calcext:value-type="float">
            <text:p>43.6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2-24</text:p>
          </table:table-cell>
          <table:table-cell office:value-type="float" office:value="43.73" calcext:value-type="float">
            <text:p>43.73</text:p>
          </table:table-cell>
          <table:table-cell office:value-type="float" office:value="44.080002" calcext:value-type="float">
            <text:p>44.080002</text:p>
          </table:table-cell>
          <table:table-cell office:value-type="float" office:value="43.669998" calcext:value-type="float">
            <text:p>43.669998</text:p>
          </table:table-cell>
          <table:table-cell office:value-type="float" office:value="43.939999" calcext:value-type="float">
            <text:p>43.939999</text:p>
          </table:table-cell>
          <table:table-cell office:value-type="float" office:value="41.458813" calcext:value-type="float">
            <text:p>41.458813</text:p>
          </table:table-cell>
          <table:table-cell office:value-type="float" office:value="57199056" calcext:value-type="float">
            <text:p>57199056</text:p>
          </table:table-cell>
          <table:table-cell office:value-type="float" office:value="0" calcext:value-type="float">
            <text:p>0</text:p>
          </table:table-cell>
          <table:table-cell table:formula="of:=AVERAGE([.C38:.D38])" office:value-type="float" office:value="43.875" calcext:value-type="float">
            <text:p>43.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2-25</text:p>
          </table:table-cell>
          <table:table-cell office:value-type="float" office:value="43.82" calcext:value-type="float">
            <text:p>43.82</text:p>
          </table:table-cell>
          <table:table-cell office:value-type="float" office:value="44.060001" calcext:value-type="float">
            <text:p>44.060001</text:p>
          </table:table-cell>
          <table:table-cell office:value-type="float" office:value="43.650002" calcext:value-type="float">
            <text:p>43.650002</text:p>
          </table:table-cell>
          <table:table-cell office:value-type="float" office:value="43.830002" calcext:value-type="float">
            <text:p>43.830002</text:p>
          </table:table-cell>
          <table:table-cell office:value-type="float" office:value="41.355022" calcext:value-type="float">
            <text:p>41.355022</text:p>
          </table:table-cell>
          <table:table-cell office:value-type="float" office:value="82309943" calcext:value-type="float">
            <text:p>82309943</text:p>
          </table:table-cell>
          <table:table-cell office:value-type="float" office:value="0" calcext:value-type="float">
            <text:p>0</text:p>
          </table:table-cell>
          <table:table-cell table:formula="of:=AVERAGE([.C39:.D39])" office:value-type="float" office:value="43.8550015" calcext:value-type="float">
            <text:p>43.85500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2-26</text:p>
          </table:table-cell>
          <table:table-cell office:value-type="float" office:value="43.73" calcext:value-type="float">
            <text:p>43.73</text:p>
          </table:table-cell>
          <table:table-cell office:value-type="float" office:value="44.48" calcext:value-type="float">
            <text:p>44.48</text:p>
          </table:table-cell>
          <table:table-cell office:value-type="float" office:value="43.73" calcext:value-type="float">
            <text:p>43.73</text:p>
          </table:table-cell>
          <table:table-cell office:value-type="float" office:value="44.389999" calcext:value-type="float">
            <text:p>44.389999</text:p>
          </table:table-cell>
          <table:table-cell office:value-type="float" office:value="41.883404" calcext:value-type="float">
            <text:p>41.883404</text:p>
          </table:table-cell>
          <table:table-cell office:value-type="float" office:value="47026854" calcext:value-type="float">
            <text:p>47026854</text:p>
          </table:table-cell>
          <table:table-cell office:value-type="float" office:value="0" calcext:value-type="float">
            <text:p>0</text:p>
          </table:table-cell>
          <table:table-cell table:formula="of:=AVERAGE([.C40:.D40])" office:value-type="float" office:value="44.105" calcext:value-type="float">
            <text:p>44.1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2-27</text:p>
          </table:table-cell>
          <table:table-cell table:number-columns-repeated="2" office:value-type="float" office:value="44.389999" calcext:value-type="float">
            <text:p>44.389999</text:p>
          </table:table-cell>
          <table:table-cell office:value-type="float" office:value="44" calcext:value-type="float">
            <text:p>44</text:p>
          </table:table-cell>
          <table:table-cell office:value-type="float" office:value="44.189999" calcext:value-type="float">
            <text:p>44.189999</text:p>
          </table:table-cell>
          <table:table-cell office:value-type="float" office:value="41.694698" calcext:value-type="float">
            <text:p>41.694698</text:p>
          </table:table-cell>
          <table:table-cell office:value-type="float" office:value="40371254" calcext:value-type="float">
            <text:p>40371254</text:p>
          </table:table-cell>
          <table:table-cell office:value-type="float" office:value="0" calcext:value-type="float">
            <text:p>0</text:p>
          </table:table-cell>
          <table:table-cell table:formula="of:=AVERAGE([.C41:.D41])" office:value-type="float" office:value="44.1949995" calcext:value-type="float">
            <text:p>44.194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3-02</text:p>
          </table:table-cell>
          <table:table-cell office:value-type="float" office:value="44.189999" calcext:value-type="float">
            <text:p>44.189999</text:p>
          </table:table-cell>
          <table:table-cell office:value-type="float" office:value="44.32" calcext:value-type="float">
            <text:p>44.32</text:p>
          </table:table-cell>
          <table:table-cell office:value-type="float" office:value="43.599998" calcext:value-type="float">
            <text:p>43.599998</text:p>
          </table:table-cell>
          <table:table-cell office:value-type="float" office:value="43.939999" calcext:value-type="float">
            <text:p>43.939999</text:p>
          </table:table-cell>
          <table:table-cell office:value-type="float" office:value="41.458813" calcext:value-type="float">
            <text:p>41.458813</text:p>
          </table:table-cell>
          <table:table-cell office:value-type="float" office:value="45333951" calcext:value-type="float">
            <text:p>45333951</text:p>
          </table:table-cell>
          <table:table-cell office:value-type="float" office:value="0" calcext:value-type="float">
            <text:p>0</text:p>
          </table:table-cell>
          <table:table-cell table:formula="of:=AVERAGE([.C42:.D42])" office:value-type="float" office:value="43.959999" calcext:value-type="float">
            <text:p>43.959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3-03</text:p>
          </table:table-cell>
          <table:table-cell office:value-type="float" office:value="43.810001" calcext:value-type="float">
            <text:p>43.810001</text:p>
          </table:table-cell>
          <table:table-cell office:value-type="float" office:value="43.830002" calcext:value-type="float">
            <text:p>43.830002</text:p>
          </table:table-cell>
          <table:table-cell office:value-type="float" office:value="43.529999" calcext:value-type="float">
            <text:p>43.529999</text:p>
          </table:table-cell>
          <table:table-cell office:value-type="float" office:value="43.610001" calcext:value-type="float">
            <text:p>43.610001</text:p>
          </table:table-cell>
          <table:table-cell office:value-type="float" office:value="41.147453" calcext:value-type="float">
            <text:p>41.147453</text:p>
          </table:table-cell>
          <table:table-cell office:value-type="float" office:value="54079138" calcext:value-type="float">
            <text:p>54079138</text:p>
          </table:table-cell>
          <table:table-cell office:value-type="float" office:value="1" calcext:value-type="float">
            <text:p>1</text:p>
          </table:table-cell>
          <table:table-cell table:formula="of:=AVERAGE([.C43:.D43])" office:value-type="float" office:value="43.6800005" calcext:value-type="float">
            <text:p>43.680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3-04</text:p>
          </table:table-cell>
          <table:table-cell table:number-columns-repeated="2" office:value-type="float" office:value="43.610001" calcext:value-type="float">
            <text:p>43.610001</text:p>
          </table:table-cell>
          <table:table-cell office:value-type="float" office:value="43.130001" calcext:value-type="float">
            <text:p>43.130001</text:p>
          </table:table-cell>
          <table:table-cell office:value-type="float" office:value="43.279999" calcext:value-type="float">
            <text:p>43.279999</text:p>
          </table:table-cell>
          <table:table-cell office:value-type="float" office:value="40.83609" calcext:value-type="float">
            <text:p>40.83609</text:p>
          </table:table-cell>
          <table:table-cell office:value-type="float" office:value="50370207" calcext:value-type="float">
            <text:p>50370207</text:p>
          </table:table-cell>
          <table:table-cell office:value-type="float" office:value="0" calcext:value-type="float">
            <text:p>0</text:p>
          </table:table-cell>
          <table:table-cell table:formula="of:=AVERAGE([.C44:.D44])" office:value-type="float" office:value="43.370001" calcext:value-type="float">
            <text:p>43.37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3-05</text:p>
          </table:table-cell>
          <table:table-cell office:value-type="float" office:value="43.299999" calcext:value-type="float">
            <text:p>43.299999</text:p>
          </table:table-cell>
          <table:table-cell office:value-type="float" office:value="43.779999" calcext:value-type="float">
            <text:p>43.779999</text:p>
          </table:table-cell>
          <table:table-cell office:value-type="float" office:value="43.290001" calcext:value-type="float">
            <text:p>43.290001</text:p>
          </table:table-cell>
          <table:table-cell office:value-type="float" office:value="43.490002" calcext:value-type="float">
            <text:p>43.490002</text:p>
          </table:table-cell>
          <table:table-cell office:value-type="float" office:value="41.034222" calcext:value-type="float">
            <text:p>41.034222</text:p>
          </table:table-cell>
          <table:table-cell office:value-type="float" office:value="56969648" calcext:value-type="float">
            <text:p>56969648</text:p>
          </table:table-cell>
          <table:table-cell office:value-type="float" office:value="0" calcext:value-type="float">
            <text:p>0</text:p>
          </table:table-cell>
          <table:table-cell table:formula="of:=AVERAGE([.C45:.D45])" office:value-type="float" office:value="43.535" calcext:value-type="float">
            <text:p>43.5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3-06</text:p>
          </table:table-cell>
          <table:table-cell office:value-type="float" office:value="43.27" calcext:value-type="float">
            <text:p>43.27</text:p>
          </table:table-cell>
          <table:table-cell office:value-type="float" office:value="43.450001" calcext:value-type="float">
            <text:p>43.450001</text:p>
          </table:table-cell>
          <table:table-cell office:value-type="float" office:value="43.130001" calcext:value-type="float">
            <text:p>43.130001</text:p>
          </table:table-cell>
          <table:table-cell office:value-type="float" office:value="43.240002" calcext:value-type="float">
            <text:p>43.240002</text:p>
          </table:table-cell>
          <table:table-cell office:value-type="float" office:value="40.798351" calcext:value-type="float">
            <text:p>40.798351</text:p>
          </table:table-cell>
          <table:table-cell office:value-type="float" office:value="77381355" calcext:value-type="float">
            <text:p>77381355</text:p>
          </table:table-cell>
          <table:table-cell office:value-type="float" office:value="0" calcext:value-type="float">
            <text:p>0</text:p>
          </table:table-cell>
          <table:table-cell table:formula="of:=AVERAGE([.C46:.D46])" office:value-type="float" office:value="43.290001" calcext:value-type="float">
            <text:p>43.29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3-09</text:p>
          </table:table-cell>
          <table:table-cell office:value-type="float" office:value="43.009998" calcext:value-type="float">
            <text:p>43.009998</text:p>
          </table:table-cell>
          <table:table-cell office:value-type="float" office:value="43.310001" calcext:value-type="float">
            <text:p>43.310001</text:p>
          </table:table-cell>
          <table:table-cell office:value-type="float" office:value="43.009998" calcext:value-type="float">
            <text:p>43.009998</text:p>
          </table:table-cell>
          <table:table-cell office:value-type="float" office:value="43.259998" calcext:value-type="float">
            <text:p>43.259998</text:p>
          </table:table-cell>
          <table:table-cell office:value-type="float" office:value="40.817226" calcext:value-type="float">
            <text:p>40.817226</text:p>
          </table:table-cell>
          <table:table-cell office:value-type="float" office:value="39680845" calcext:value-type="float">
            <text:p>39680845</text:p>
          </table:table-cell>
          <table:table-cell office:value-type="float" office:value="0" calcext:value-type="float">
            <text:p>0</text:p>
          </table:table-cell>
          <table:table-cell table:formula="of:=AVERAGE([.C47:.D47])" office:value-type="float" office:value="43.1599995" calcext:value-type="float">
            <text:p>43.159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3-10</text:p>
          </table:table-cell>
          <table:table-cell office:value-type="float" office:value="43.150002" calcext:value-type="float">
            <text:p>43.150002</text:p>
          </table:table-cell>
          <table:table-cell office:value-type="float" office:value="43.23" calcext:value-type="float">
            <text:p>43.23</text:p>
          </table:table-cell>
          <table:table-cell office:value-type="float" office:value="42.689999" calcext:value-type="float">
            <text:p>42.689999</text:p>
          </table:table-cell>
          <table:table-cell office:value-type="float" office:value="43.009998" calcext:value-type="float">
            <text:p>43.009998</text:p>
          </table:table-cell>
          <table:table-cell office:value-type="float" office:value="40.581326" calcext:value-type="float">
            <text:p>40.581326</text:p>
          </table:table-cell>
          <table:table-cell office:value-type="float" office:value="72994155" calcext:value-type="float">
            <text:p>72994155</text:p>
          </table:table-cell>
          <table:table-cell office:value-type="float" office:value="0" calcext:value-type="float">
            <text:p>0</text:p>
          </table:table-cell>
          <table:table-cell table:formula="of:=AVERAGE([.C48:.D48])" office:value-type="float" office:value="42.9599995" calcext:value-type="float">
            <text:p>42.959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3-11</text:p>
          </table:table-cell>
          <table:table-cell office:value-type="float" office:value="42.810001" calcext:value-type="float">
            <text:p>42.810001</text:p>
          </table:table-cell>
          <table:table-cell office:value-type="float" office:value="43.32" calcext:value-type="float">
            <text:p>43.32</text:p>
          </table:table-cell>
          <table:table-cell office:value-type="float" office:value="42.810001" calcext:value-type="float">
            <text:p>42.810001</text:p>
          </table:table-cell>
          <table:table-cell office:value-type="float" office:value="43.23" calcext:value-type="float">
            <text:p>43.23</text:p>
          </table:table-cell>
          <table:table-cell office:value-type="float" office:value="40.788902" calcext:value-type="float">
            <text:p>40.788902</text:p>
          </table:table-cell>
          <table:table-cell office:value-type="float" office:value="47502729" calcext:value-type="float">
            <text:p>47502729</text:p>
          </table:table-cell>
          <table:table-cell office:value-type="float" office:value="0" calcext:value-type="float">
            <text:p>0</text:p>
          </table:table-cell>
          <table:table-cell table:formula="of:=AVERAGE([.C49:.D49])" office:value-type="float" office:value="43.0650005" calcext:value-type="float">
            <text:p>43.065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3-12</text:p>
          </table:table-cell>
          <table:table-cell office:value-type="float" office:value="43.299999" calcext:value-type="float">
            <text:p>43.299999</text:p>
          </table:table-cell>
          <table:table-cell office:value-type="float" office:value="44.130001" calcext:value-type="float">
            <text:p>44.130001</text:p>
          </table:table-cell>
          <table:table-cell office:value-type="float" office:value="43.299999" calcext:value-type="float">
            <text:p>43.299999</text:p>
          </table:table-cell>
          <table:table-cell office:value-type="float" office:value="44.060001" calcext:value-type="float">
            <text:p>44.060001</text:p>
          </table:table-cell>
          <table:table-cell office:value-type="float" office:value="41.572033" calcext:value-type="float">
            <text:p>41.572033</text:p>
          </table:table-cell>
          <table:table-cell office:value-type="float" office:value="55749827" calcext:value-type="float">
            <text:p>55749827</text:p>
          </table:table-cell>
          <table:table-cell office:value-type="float" office:value="0" calcext:value-type="float">
            <text:p>0</text:p>
          </table:table-cell>
          <table:table-cell table:formula="of:=AVERAGE([.C50:.D50])" office:value-type="float" office:value="43.715" calcext:value-type="float">
            <text:p>43.7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3-13</text:p>
          </table:table-cell>
          <table:table-cell office:value-type="float" office:value="43.84" calcext:value-type="float">
            <text:p>43.84</text:p>
          </table:table-cell>
          <table:table-cell office:value-type="float" office:value="44.099998" calcext:value-type="float">
            <text:p>44.099998</text:p>
          </table:table-cell>
          <table:table-cell office:value-type="float" office:value="43.720001" calcext:value-type="float">
            <text:p>43.720001</text:p>
          </table:table-cell>
          <table:table-cell office:value-type="float" office:value="44.009998" calcext:value-type="float">
            <text:p>44.009998</text:p>
          </table:table-cell>
          <table:table-cell office:value-type="float" office:value="41.524849" calcext:value-type="float">
            <text:p>41.524849</text:p>
          </table:table-cell>
          <table:table-cell office:value-type="float" office:value="23762050" calcext:value-type="float">
            <text:p>23762050</text:p>
          </table:table-cell>
          <table:table-cell office:value-type="float" office:value="0" calcext:value-type="float">
            <text:p>0</text:p>
          </table:table-cell>
          <table:table-cell table:formula="of:=AVERAGE([.C51:.D51])" office:value-type="float" office:value="43.9099995" calcext:value-type="float">
            <text:p>43.909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3-17</text:p>
          </table:table-cell>
          <table:table-cell office:value-type="float" office:value="43.98" calcext:value-type="float">
            <text:p>43.98</text:p>
          </table:table-cell>
          <table:table-cell office:value-type="float" office:value="44" calcext:value-type="float">
            <text:p>44</text:p>
          </table:table-cell>
          <table:table-cell office:value-type="float" office:value="43.709999" calcext:value-type="float">
            <text:p>43.709999</text:p>
          </table:table-cell>
          <table:table-cell office:value-type="float" office:value="43.790001" calcext:value-type="float">
            <text:p>43.790001</text:p>
          </table:table-cell>
          <table:table-cell office:value-type="float" office:value="41.31728" calcext:value-type="float">
            <text:p>41.31728</text:p>
          </table:table-cell>
          <table:table-cell office:value-type="float" office:value="24236962" calcext:value-type="float">
            <text:p>24236962</text:p>
          </table:table-cell>
          <table:table-cell office:value-type="float" office:value="0" calcext:value-type="float">
            <text:p>0</text:p>
          </table:table-cell>
          <table:table-cell table:formula="of:=AVERAGE([.C52:.D52])" office:value-type="float" office:value="43.8549995" calcext:value-type="float">
            <text:p>43.854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3-18</text:p>
          </table:table-cell>
          <table:table-cell office:value-type="float" office:value="43.790001" calcext:value-type="float">
            <text:p>43.790001</text:p>
          </table:table-cell>
          <table:table-cell office:value-type="float" office:value="44.48" calcext:value-type="float">
            <text:p>44.48</text:p>
          </table:table-cell>
          <table:table-cell office:value-type="float" office:value="43.5" calcext:value-type="float">
            <text:p>43.5</text:p>
          </table:table-cell>
          <table:table-cell office:value-type="float" office:value="44.380001" calcext:value-type="float">
            <text:p>44.380001</text:p>
          </table:table-cell>
          <table:table-cell office:value-type="float" office:value="41.873966" calcext:value-type="float">
            <text:p>41.873966</text:p>
          </table:table-cell>
          <table:table-cell office:value-type="float" office:value="91821350" calcext:value-type="float">
            <text:p>91821350</text:p>
          </table:table-cell>
          <table:table-cell office:value-type="float" office:value="0" calcext:value-type="float">
            <text:p>0</text:p>
          </table:table-cell>
          <table:table-cell table:formula="of:=AVERAGE([.C53:.D53])" office:value-type="float" office:value="43.99" calcext:value-type="float">
            <text:p>43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3-19</text:p>
          </table:table-cell>
          <table:table-cell table:number-columns-repeated="2" office:value-type="float" office:value="44.400002" calcext:value-type="float">
            <text:p>44.400002</text:p>
          </table:table-cell>
          <table:table-cell office:value-type="float" office:value="43.950001" calcext:value-type="float">
            <text:p>43.950001</text:p>
          </table:table-cell>
          <table:table-cell office:value-type="float" office:value="44.150002" calcext:value-type="float">
            <text:p>44.150002</text:p>
          </table:table-cell>
          <table:table-cell office:value-type="float" office:value="41.65696" calcext:value-type="float">
            <text:p>41.65696</text:p>
          </table:table-cell>
          <table:table-cell office:value-type="float" office:value="60923337" calcext:value-type="float">
            <text:p>60923337</text:p>
          </table:table-cell>
          <table:table-cell office:value-type="float" office:value="0" calcext:value-type="float">
            <text:p>0</text:p>
          </table:table-cell>
          <table:table-cell table:formula="of:=AVERAGE([.C54:.D54])" office:value-type="float" office:value="44.1750015" calcext:value-type="float">
            <text:p>44.17500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3-20</text:p>
          </table:table-cell>
          <table:table-cell office:value-type="float" office:value="44.220001" calcext:value-type="float">
            <text:p>44.220001</text:p>
          </table:table-cell>
          <table:table-cell office:value-type="float" office:value="44.369999" calcext:value-type="float">
            <text:p>44.369999</text:p>
          </table:table-cell>
          <table:table-cell office:value-type="float" office:value="43.970001" calcext:value-type="float">
            <text:p>43.970001</text:p>
          </table:table-cell>
          <table:table-cell office:value-type="float" office:value="44.02" calcext:value-type="float">
            <text:p>44.02</text:p>
          </table:table-cell>
          <table:table-cell office:value-type="float" office:value="41.534302" calcext:value-type="float">
            <text:p>41.534302</text:p>
          </table:table-cell>
          <table:table-cell office:value-type="float" office:value="50247590" calcext:value-type="float">
            <text:p>50247590</text:p>
          </table:table-cell>
          <table:table-cell office:value-type="float" office:value="0" calcext:value-type="float">
            <text:p>0</text:p>
          </table:table-cell>
          <table:table-cell table:formula="of:=AVERAGE([.C55:.D55])" office:value-type="float" office:value="44.17" calcext:value-type="float">
            <text:p>44.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3-24</text:p>
          </table:table-cell>
          <table:table-cell office:value-type="float" office:value="44.099998" calcext:value-type="float">
            <text:p>44.099998</text:p>
          </table:table-cell>
          <table:table-cell office:value-type="float" office:value="44.240002" calcext:value-type="float">
            <text:p>44.240002</text:p>
          </table:table-cell>
          <table:table-cell office:value-type="float" office:value="44.009998" calcext:value-type="float">
            <text:p>44.009998</text:p>
          </table:table-cell>
          <table:table-cell office:value-type="float" office:value="44.060001" calcext:value-type="float">
            <text:p>44.060001</text:p>
          </table:table-cell>
          <table:table-cell office:value-type="float" office:value="41.572033" calcext:value-type="float">
            <text:p>41.572033</text:p>
          </table:table-cell>
          <table:table-cell office:value-type="float" office:value="32667826" calcext:value-type="float">
            <text:p>32667826</text:p>
          </table:table-cell>
          <table:table-cell office:value-type="float" office:value="0" calcext:value-type="float">
            <text:p>0</text:p>
          </table:table-cell>
          <table:table-cell table:formula="of:=AVERAGE([.C56:.D56])" office:value-type="float" office:value="44.125" calcext:value-type="float">
            <text:p>44.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3-25</text:p>
          </table:table-cell>
          <table:table-cell office:value-type="float" office:value="44.150002" calcext:value-type="float">
            <text:p>44.150002</text:p>
          </table:table-cell>
          <table:table-cell office:value-type="float" office:value="44.18" calcext:value-type="float">
            <text:p>44.18</text:p>
          </table:table-cell>
          <table:table-cell office:value-type="float" office:value="43.5" calcext:value-type="float">
            <text:p>43.5</text:p>
          </table:table-cell>
          <table:table-cell office:value-type="float" office:value="43.59" calcext:value-type="float">
            <text:p>43.59</text:p>
          </table:table-cell>
          <table:table-cell office:value-type="float" office:value="41.128582" calcext:value-type="float">
            <text:p>41.128582</text:p>
          </table:table-cell>
          <table:table-cell office:value-type="float" office:value="58490587" calcext:value-type="float">
            <text:p>58490587</text:p>
          </table:table-cell>
          <table:table-cell office:value-type="float" office:value="0" calcext:value-type="float">
            <text:p>0</text:p>
          </table:table-cell>
          <table:table-cell table:formula="of:=AVERAGE([.C57:.D57])" office:value-type="float" office:value="43.84" calcext:value-type="float">
            <text:p>43.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3-26</text:p>
          </table:table-cell>
          <table:table-cell table:number-columns-repeated="2" office:value-type="float" office:value="43.59" calcext:value-type="float">
            <text:p>43.59</text:p>
          </table:table-cell>
          <table:table-cell office:value-type="float" office:value="43.150002" calcext:value-type="float">
            <text:p>43.150002</text:p>
          </table:table-cell>
          <table:table-cell office:value-type="float" office:value="43.259998" calcext:value-type="float">
            <text:p>43.259998</text:p>
          </table:table-cell>
          <table:table-cell office:value-type="float" office:value="40.818439" calcext:value-type="float">
            <text:p>40.818439</text:p>
          </table:table-cell>
          <table:table-cell office:value-type="float" office:value="44992749" calcext:value-type="float">
            <text:p>44992749</text:p>
          </table:table-cell>
          <table:table-cell office:value-type="float" office:value="0" calcext:value-type="float">
            <text:p>0</text:p>
          </table:table-cell>
          <table:table-cell table:formula="of:=AVERAGE([.C58:.D58])" office:value-type="float" office:value="43.370001" calcext:value-type="float">
            <text:p>43.37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3-27</text:p>
          </table:table-cell>
          <table:table-cell office:value-type="float" office:value="43.200001" calcext:value-type="float">
            <text:p>43.200001</text:p>
          </table:table-cell>
          <table:table-cell office:value-type="float" office:value="43.700001" calcext:value-type="float">
            <text:p>43.700001</text:p>
          </table:table-cell>
          <table:table-cell office:value-type="float" office:value="43.119999" calcext:value-type="float">
            <text:p>43.119999</text:p>
          </table:table-cell>
          <table:table-cell office:value-type="float" office:value="43.639999" calcext:value-type="float">
            <text:p>43.639999</text:p>
          </table:table-cell>
          <table:table-cell office:value-type="float" office:value="41.176968" calcext:value-type="float">
            <text:p>41.176968</text:p>
          </table:table-cell>
          <table:table-cell office:value-type="float" office:value="57350395" calcext:value-type="float">
            <text:p>57350395</text:p>
          </table:table-cell>
          <table:table-cell office:value-type="float" office:value="0" calcext:value-type="float">
            <text:p>0</text:p>
          </table:table-cell>
          <table:table-cell table:formula="of:=AVERAGE([.C59:.D59])" office:value-type="float" office:value="43.41" calcext:value-type="float">
            <text:p>43.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3-30</text:p>
          </table:table-cell>
          <table:table-cell office:value-type="float" office:value="43.66" calcext:value-type="float">
            <text:p>43.66</text:p>
          </table:table-cell>
          <table:table-cell office:value-type="float" office:value="44.02" calcext:value-type="float">
            <text:p>44.02</text:p>
          </table:table-cell>
          <table:table-cell office:value-type="float" office:value="43.66" calcext:value-type="float">
            <text:p>43.66</text:p>
          </table:table-cell>
          <table:table-cell office:value-type="float" office:value="43.93" calcext:value-type="float">
            <text:p>43.93</text:p>
          </table:table-cell>
          <table:table-cell office:value-type="float" office:value="41.450623" calcext:value-type="float">
            <text:p>41.450623</text:p>
          </table:table-cell>
          <table:table-cell office:value-type="float" office:value="46609268" calcext:value-type="float">
            <text:p>46609268</text:p>
          </table:table-cell>
          <table:table-cell office:value-type="float" office:value="0" calcext:value-type="float">
            <text:p>0</text:p>
          </table:table-cell>
          <table:table-cell table:formula="of:=AVERAGE([.C60:.D60])" office:value-type="float" office:value="43.84" calcext:value-type="float">
            <text:p>43.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3-31</text:p>
          </table:table-cell>
          <table:table-cell office:value-type="float" office:value="43.709999" calcext:value-type="float">
            <text:p>43.709999</text:p>
          </table:table-cell>
          <table:table-cell office:value-type="float" office:value="43.900002" calcext:value-type="float">
            <text:p>43.900002</text:p>
          </table:table-cell>
          <table:table-cell office:value-type="float" office:value="43.560001" calcext:value-type="float">
            <text:p>43.560001</text:p>
          </table:table-cell>
          <table:table-cell office:value-type="float" office:value="43.709999" calcext:value-type="float">
            <text:p>43.709999</text:p>
          </table:table-cell>
          <table:table-cell office:value-type="float" office:value="41.243034" calcext:value-type="float">
            <text:p>41.243034</text:p>
          </table:table-cell>
          <table:table-cell office:value-type="float" office:value="46147376" calcext:value-type="float">
            <text:p>46147376</text:p>
          </table:table-cell>
          <table:table-cell office:value-type="float" office:value="0" calcext:value-type="float">
            <text:p>0</text:p>
          </table:table-cell>
          <table:table-cell table:formula="of:=AVERAGE([.C61:.D61])" office:value-type="float" office:value="43.7300015" calcext:value-type="float">
            <text:p>43.73000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4-01</text:p>
          </table:table-cell>
          <table:table-cell office:value-type="float" office:value="43.84" calcext:value-type="float">
            <text:p>43.84</text:p>
          </table:table-cell>
          <table:table-cell office:value-type="float" office:value="44.240002" calcext:value-type="float">
            <text:p>44.240002</text:p>
          </table:table-cell>
          <table:table-cell office:value-type="float" office:value="43.799999" calcext:value-type="float">
            <text:p>43.799999</text:p>
          </table:table-cell>
          <table:table-cell office:value-type="float" office:value="44.189999" calcext:value-type="float">
            <text:p>44.189999</text:p>
          </table:table-cell>
          <table:table-cell office:value-type="float" office:value="41.695942" calcext:value-type="float">
            <text:p>41.695942</text:p>
          </table:table-cell>
          <table:table-cell office:value-type="float" office:value="43451996" calcext:value-type="float">
            <text:p>43451996</text:p>
          </table:table-cell>
          <table:table-cell office:value-type="float" office:value="0" calcext:value-type="float">
            <text:p>0</text:p>
          </table:table-cell>
          <table:table-cell table:formula="of:=AVERAGE([.C62:.D62])" office:value-type="float" office:value="44.0200005" calcext:value-type="float">
            <text:p>44.020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4-06</text:p>
          </table:table-cell>
          <table:table-cell office:value-type="float" office:value="44.049999" calcext:value-type="float">
            <text:p>44.049999</text:p>
          </table:table-cell>
          <table:table-cell office:value-type="float" office:value="44.93" calcext:value-type="float">
            <text:p>44.93</text:p>
          </table:table-cell>
          <table:table-cell office:value-type="float" office:value="43.82" calcext:value-type="float">
            <text:p>43.82</text:p>
          </table:table-cell>
          <table:table-cell office:value-type="float" office:value="44.889999" calcext:value-type="float">
            <text:p>44.889999</text:p>
          </table:table-cell>
          <table:table-cell office:value-type="float" office:value="42.356434" calcext:value-type="float">
            <text:p>42.356434</text:p>
          </table:table-cell>
          <table:table-cell office:value-type="float" office:value="45181945" calcext:value-type="float">
            <text:p>45181945</text:p>
          </table:table-cell>
          <table:table-cell office:value-type="float" office:value="0" calcext:value-type="float">
            <text:p>0</text:p>
          </table:table-cell>
          <table:table-cell table:formula="of:=AVERAGE([.C63:.D63])" office:value-type="float" office:value="44.375" calcext:value-type="float">
            <text:p>44.3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4-07</text:p>
          </table:table-cell>
          <table:table-cell office:value-type="float" office:value="44.799999" calcext:value-type="float">
            <text:p>44.799999</text:p>
          </table:table-cell>
          <table:table-cell office:value-type="float" office:value="45.209999" calcext:value-type="float">
            <text:p>45.209999</text:p>
          </table:table-cell>
          <table:table-cell office:value-type="float" office:value="44.759998" calcext:value-type="float">
            <text:p>44.759998</text:p>
          </table:table-cell>
          <table:table-cell office:value-type="float" office:value="45.040001" calcext:value-type="float">
            <text:p>45.040001</text:p>
          </table:table-cell>
          <table:table-cell office:value-type="float" office:value="42.497971" calcext:value-type="float">
            <text:p>42.497971</text:p>
          </table:table-cell>
          <table:table-cell office:value-type="float" office:value="43230374" calcext:value-type="float">
            <text:p>43230374</text:p>
          </table:table-cell>
          <table:table-cell office:value-type="float" office:value="0" calcext:value-type="float">
            <text:p>0</text:p>
          </table:table-cell>
          <table:table-cell table:formula="of:=AVERAGE([.C64:.D64])" office:value-type="float" office:value="44.9849985" calcext:value-type="float">
            <text:p>44.98499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4-08</text:p>
          </table:table-cell>
          <table:table-cell office:value-type="float" office:value="45.049999" calcext:value-type="float">
            <text:p>45.049999</text:p>
          </table:table-cell>
          <table:table-cell office:value-type="float" office:value="45.369999" calcext:value-type="float">
            <text:p>45.369999</text:p>
          </table:table-cell>
          <table:table-cell office:value-type="float" office:value="44.970001" calcext:value-type="float">
            <text:p>44.970001</text:p>
          </table:table-cell>
          <table:table-cell office:value-type="float" office:value="45.02" calcext:value-type="float">
            <text:p>45.02</text:p>
          </table:table-cell>
          <table:table-cell office:value-type="float" office:value="42.479095" calcext:value-type="float">
            <text:p>42.479095</text:p>
          </table:table-cell>
          <table:table-cell office:value-type="float" office:value="48500919" calcext:value-type="float">
            <text:p>48500919</text:p>
          </table:table-cell>
          <table:table-cell office:value-type="float" office:value="0" calcext:value-type="float">
            <text:p>0</text:p>
          </table:table-cell>
          <table:table-cell table:formula="of:=AVERAGE([.C65:.D65])" office:value-type="float" office:value="45.17" calcext:value-type="float">
            <text:p>45.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4-09</text:p>
          </table:table-cell>
          <table:table-cell office:value-type="float" office:value="45.049999" calcext:value-type="float">
            <text:p>45.049999</text:p>
          </table:table-cell>
          <table:table-cell office:value-type="float" office:value="45.209999" calcext:value-type="float">
            <text:p>45.209999</text:p>
          </table:table-cell>
          <table:table-cell office:value-type="float" office:value="44.919998" calcext:value-type="float">
            <text:p>44.919998</text:p>
          </table:table-cell>
          <table:table-cell office:value-type="float" office:value="44.98" calcext:value-type="float">
            <text:p>44.98</text:p>
          </table:table-cell>
          <table:table-cell office:value-type="float" office:value="42.441357" calcext:value-type="float">
            <text:p>42.441357</text:p>
          </table:table-cell>
          <table:table-cell office:value-type="float" office:value="36295014" calcext:value-type="float">
            <text:p>36295014</text:p>
          </table:table-cell>
          <table:table-cell office:value-type="float" office:value="0" calcext:value-type="float">
            <text:p>0</text:p>
          </table:table-cell>
          <table:table-cell table:formula="of:=AVERAGE([.C66:.D66])" office:value-type="float" office:value="45.0649985" calcext:value-type="float">
            <text:p>45.06499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4-14</text:p>
          </table:table-cell>
          <table:table-cell office:value-type="float" office:value="44.799999" calcext:value-type="float">
            <text:p>44.799999</text:p>
          </table:table-cell>
          <table:table-cell office:value-type="float" office:value="45.110001" calcext:value-type="float">
            <text:p>45.110001</text:p>
          </table:table-cell>
          <table:table-cell office:value-type="float" office:value="44.799999" calcext:value-type="float">
            <text:p>44.799999</text:p>
          </table:table-cell>
          <table:table-cell office:value-type="float" office:value="45.029999" calcext:value-type="float">
            <text:p>45.029999</text:p>
          </table:table-cell>
          <table:table-cell office:value-type="float" office:value="42.488518" calcext:value-type="float">
            <text:p>42.488518</text:p>
          </table:table-cell>
          <table:table-cell office:value-type="float" office:value="36634448" calcext:value-type="float">
            <text:p>36634448</text:p>
          </table:table-cell>
          <table:table-cell office:value-type="float" office:value="0" calcext:value-type="float">
            <text:p>0</text:p>
          </table:table-cell>
          <table:table-cell table:formula="of:=AVERAGE([.C67:.D67])" office:value-type="float" office:value="44.955" calcext:value-type="float">
            <text:p>44.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4-15</text:p>
          </table:table-cell>
          <table:table-cell office:value-type="float" office:value="45.150002" calcext:value-type="float">
            <text:p>45.150002</text:p>
          </table:table-cell>
          <table:table-cell office:value-type="float" office:value="45.470001" calcext:value-type="float">
            <text:p>45.470001</text:p>
          </table:table-cell>
          <table:table-cell office:value-type="float" office:value="45.099998" calcext:value-type="float">
            <text:p>45.099998</text:p>
          </table:table-cell>
          <table:table-cell office:value-type="float" office:value="45.279999" calcext:value-type="float">
            <text:p>45.279999</text:p>
          </table:table-cell>
          <table:table-cell office:value-type="float" office:value="42.724411" calcext:value-type="float">
            <text:p>42.724411</text:p>
          </table:table-cell>
          <table:table-cell office:value-type="float" office:value="53806834" calcext:value-type="float">
            <text:p>53806834</text:p>
          </table:table-cell>
          <table:table-cell office:value-type="float" office:value="-1" calcext:value-type="float">
            <text:p>-1</text:p>
          </table:table-cell>
          <table:table-cell table:formula="of:=AVERAGE([.C68:.D68])" office:value-type="float" office:value="45.2849995" calcext:value-type="float">
            <text:p>45.284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4-16</text:p>
          </table:table-cell>
          <table:table-cell office:value-type="float" office:value="45.200001" calcext:value-type="float">
            <text:p>45.200001</text:p>
          </table:table-cell>
          <table:table-cell office:value-type="float" office:value="45.52" calcext:value-type="float">
            <text:p>45.52</text:p>
          </table:table-cell>
          <table:table-cell office:value-type="float" office:value="45.09" calcext:value-type="float">
            <text:p>45.09</text:p>
          </table:table-cell>
          <table:table-cell office:value-type="float" office:value="45.490002" calcext:value-type="float">
            <text:p>45.490002</text:p>
          </table:table-cell>
          <table:table-cell office:value-type="float" office:value="42.922569" calcext:value-type="float">
            <text:p>42.922569</text:p>
          </table:table-cell>
          <table:table-cell office:value-type="float" office:value="30866599" calcext:value-type="float">
            <text:p>30866599</text:p>
          </table:table-cell>
          <table:table-cell office:value-type="float" office:value="0" calcext:value-type="float">
            <text:p>0</text:p>
          </table:table-cell>
          <table:table-cell table:formula="of:=AVERAGE([.C69:.D69])" office:value-type="float" office:value="45.305" calcext:value-type="float">
            <text:p>45.3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4-17</text:p>
          </table:table-cell>
          <table:table-cell office:value-type="float" office:value="45.27" calcext:value-type="float">
            <text:p>45.27</text:p>
          </table:table-cell>
          <table:table-cell office:value-type="float" office:value="45.450001" calcext:value-type="float">
            <text:p>45.450001</text:p>
          </table:table-cell>
          <table:table-cell office:value-type="float" office:value="44.959999" calcext:value-type="float">
            <text:p>44.959999</text:p>
          </table:table-cell>
          <table:table-cell office:value-type="float" office:value="45.029999" calcext:value-type="float">
            <text:p>45.029999</text:p>
          </table:table-cell>
          <table:table-cell office:value-type="float" office:value="42.488518" calcext:value-type="float">
            <text:p>42.488518</text:p>
          </table:table-cell>
          <table:table-cell office:value-type="float" office:value="55448558" calcext:value-type="float">
            <text:p>55448558</text:p>
          </table:table-cell>
          <table:table-cell office:value-type="float" office:value="1" calcext:value-type="float">
            <text:p>1</text:p>
          </table:table-cell>
          <table:table-cell table:formula="of:=AVERAGE([.C70:.D70])" office:value-type="float" office:value="45.205" calcext:value-type="float">
            <text:p>45.2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4-20</text:p>
          </table:table-cell>
          <table:table-cell office:value-type="float" office:value="45.209999" calcext:value-type="float">
            <text:p>45.209999</text:p>
          </table:table-cell>
          <table:table-cell office:value-type="float" office:value="45.299999" calcext:value-type="float">
            <text:p>45.299999</text:p>
          </table:table-cell>
          <table:table-cell office:value-type="float" office:value="44.98" calcext:value-type="float">
            <text:p>44.98</text:p>
          </table:table-cell>
          <table:table-cell office:value-type="float" office:value="45.099998" calcext:value-type="float">
            <text:p>45.099998</text:p>
          </table:table-cell>
          <table:table-cell office:value-type="float" office:value="42.554585" calcext:value-type="float">
            <text:p>42.554585</text:p>
          </table:table-cell>
          <table:table-cell office:value-type="float" office:value="30007383" calcext:value-type="float">
            <text:p>30007383</text:p>
          </table:table-cell>
          <table:table-cell office:value-type="float" office:value="0" calcext:value-type="float">
            <text:p>0</text:p>
          </table:table-cell>
          <table:table-cell table:formula="of:=AVERAGE([.C71:.D71])" office:value-type="float" office:value="45.1399995" calcext:value-type="float">
            <text:p>45.139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4-21</text:p>
          </table:table-cell>
          <table:table-cell office:value-type="float" office:value="45.200001" calcext:value-type="float">
            <text:p>45.200001</text:p>
          </table:table-cell>
          <table:table-cell office:value-type="float" office:value="45.490002" calcext:value-type="float">
            <text:p>45.490002</text:p>
          </table:table-cell>
          <table:table-cell office:value-type="float" office:value="45.16" calcext:value-type="float">
            <text:p>45.16</text:p>
          </table:table-cell>
          <table:table-cell office:value-type="float" office:value="45.330002" calcext:value-type="float">
            <text:p>45.330002</text:p>
          </table:table-cell>
          <table:table-cell office:value-type="float" office:value="42.771603" calcext:value-type="float">
            <text:p>42.771603</text:p>
          </table:table-cell>
          <table:table-cell office:value-type="float" office:value="59060565" calcext:value-type="float">
            <text:p>59060565</text:p>
          </table:table-cell>
          <table:table-cell office:value-type="float" office:value="0" calcext:value-type="float">
            <text:p>0</text:p>
          </table:table-cell>
          <table:table-cell table:formula="of:=AVERAGE([.C72:.D72])" office:value-type="float" office:value="45.325001" calcext:value-type="float">
            <text:p>45.325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4-22</text:p>
          </table:table-cell>
          <table:table-cell office:value-type="float" office:value="45.290001" calcext:value-type="float">
            <text:p>45.290001</text:p>
          </table:table-cell>
          <table:table-cell office:value-type="float" office:value="45.369999" calcext:value-type="float">
            <text:p>45.369999</text:p>
          </table:table-cell>
          <table:table-cell office:value-type="float" office:value="45.099998" calcext:value-type="float">
            <text:p>45.099998</text:p>
          </table:table-cell>
          <table:table-cell office:value-type="float" office:value="45.290001" calcext:value-type="float">
            <text:p>45.290001</text:p>
          </table:table-cell>
          <table:table-cell office:value-type="float" office:value="42.73386" calcext:value-type="float">
            <text:p>42.73386</text:p>
          </table:table-cell>
          <table:table-cell office:value-type="float" office:value="20861339" calcext:value-type="float">
            <text:p>20861339</text:p>
          </table:table-cell>
          <table:table-cell office:value-type="float" office:value="0" calcext:value-type="float">
            <text:p>0</text:p>
          </table:table-cell>
          <table:table-cell table:formula="of:=AVERAGE([.C73:.D73])" office:value-type="float" office:value="45.2349985" calcext:value-type="float">
            <text:p>45.23499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4-23</text:p>
          </table:table-cell>
          <table:table-cell office:value-type="float" office:value="45.110001" calcext:value-type="float">
            <text:p>45.110001</text:p>
          </table:table-cell>
          <table:table-cell office:value-type="float" office:value="45.580002" calcext:value-type="float">
            <text:p>45.580002</text:p>
          </table:table-cell>
          <table:table-cell office:value-type="float" office:value="45.110001" calcext:value-type="float">
            <text:p>45.110001</text:p>
          </table:table-cell>
          <table:table-cell office:value-type="float" office:value="45.529999" calcext:value-type="float">
            <text:p>45.529999</text:p>
          </table:table-cell>
          <table:table-cell office:value-type="float" office:value="42.960312" calcext:value-type="float">
            <text:p>42.960312</text:p>
          </table:table-cell>
          <table:table-cell office:value-type="float" office:value="40293188" calcext:value-type="float">
            <text:p>40293188</text:p>
          </table:table-cell>
          <table:table-cell office:value-type="float" office:value="0" calcext:value-type="float">
            <text:p>0</text:p>
          </table:table-cell>
          <table:table-cell table:formula="of:=AVERAGE([.C74:.D74])" office:value-type="float" office:value="45.3450015" calcext:value-type="float">
            <text:p>45.34500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4-24</text:p>
          </table:table-cell>
          <table:table-cell office:value-type="float" office:value="45.419998" calcext:value-type="float">
            <text:p>45.419998</text:p>
          </table:table-cell>
          <table:table-cell office:value-type="float" office:value="46" calcext:value-type="float">
            <text:p>46</text:p>
          </table:table-cell>
          <table:table-cell office:value-type="float" office:value="45.419998" calcext:value-type="float">
            <text:p>45.419998</text:p>
          </table:table-cell>
          <table:table-cell office:value-type="float" office:value="45.919998" calcext:value-type="float">
            <text:p>45.919998</text:p>
          </table:table-cell>
          <table:table-cell office:value-type="float" office:value="43.3283" calcext:value-type="float">
            <text:p>43.3283</text:p>
          </table:table-cell>
          <table:table-cell office:value-type="float" office:value="41134514" calcext:value-type="float">
            <text:p>41134514</text:p>
          </table:table-cell>
          <table:table-cell office:value-type="float" office:value="0" calcext:value-type="float">
            <text:p>0</text:p>
          </table:table-cell>
          <table:table-cell table:formula="of:=AVERAGE([.C75:.D75])" office:value-type="float" office:value="45.709999" calcext:value-type="float">
            <text:p>45.709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4-27</text:p>
          </table:table-cell>
          <table:table-cell office:value-type="float" office:value="45.93" calcext:value-type="float">
            <text:p>45.93</text:p>
          </table:table-cell>
          <table:table-cell office:value-type="float" office:value="46.139999" calcext:value-type="float">
            <text:p>46.139999</text:p>
          </table:table-cell>
          <table:table-cell office:value-type="float" office:value="45.5" calcext:value-type="float">
            <text:p>45.5</text:p>
          </table:table-cell>
          <table:table-cell office:value-type="float" office:value="45.52" calcext:value-type="float">
            <text:p>45.52</text:p>
          </table:table-cell>
          <table:table-cell office:value-type="float" office:value="42.950874" calcext:value-type="float">
            <text:p>42.950874</text:p>
          </table:table-cell>
          <table:table-cell office:value-type="float" office:value="46863370" calcext:value-type="float">
            <text:p>46863370</text:p>
          </table:table-cell>
          <table:table-cell office:value-type="float" office:value="0" calcext:value-type="float">
            <text:p>0</text:p>
          </table:table-cell>
          <table:table-cell table:formula="of:=AVERAGE([.C76:.D76])" office:value-type="float" office:value="45.8199995" calcext:value-type="float">
            <text:p>45.819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4-28</text:p>
          </table:table-cell>
          <table:table-cell table:number-columns-repeated="2" office:value-type="float" office:value="45.52" calcext:value-type="float">
            <text:p>45.52</text:p>
          </table:table-cell>
          <table:table-cell office:value-type="float" office:value="45.279999" calcext:value-type="float">
            <text:p>45.279999</text:p>
          </table:table-cell>
          <table:table-cell office:value-type="float" office:value="45.369999" calcext:value-type="float">
            <text:p>45.369999</text:p>
          </table:table-cell>
          <table:table-cell office:value-type="float" office:value="42.809341" calcext:value-type="float">
            <text:p>42.809341</text:p>
          </table:table-cell>
          <table:table-cell office:value-type="float" office:value="35589282" calcext:value-type="float">
            <text:p>35589282</text:p>
          </table:table-cell>
          <table:table-cell office:value-type="float" office:value="0" calcext:value-type="float">
            <text:p>0</text:p>
          </table:table-cell>
          <table:table-cell table:formula="of:=AVERAGE([.C77:.D77])" office:value-type="float" office:value="45.3999995" calcext:value-type="float">
            <text:p>45.399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4-29</text:p>
          </table:table-cell>
          <table:table-cell office:value-type="float" office:value="45.290001" calcext:value-type="float">
            <text:p>45.290001</text:p>
          </table:table-cell>
          <table:table-cell office:value-type="float" office:value="45.330002" calcext:value-type="float">
            <text:p>45.330002</text:p>
          </table:table-cell>
          <table:table-cell office:value-type="float" office:value="44.939999" calcext:value-type="float">
            <text:p>44.939999</text:p>
          </table:table-cell>
          <table:table-cell office:value-type="float" office:value="45.02" calcext:value-type="float">
            <text:p>45.02</text:p>
          </table:table-cell>
          <table:table-cell office:value-type="float" office:value="42.479095" calcext:value-type="float">
            <text:p>42.479095</text:p>
          </table:table-cell>
          <table:table-cell office:value-type="float" office:value="47253668" calcext:value-type="float">
            <text:p>47253668</text:p>
          </table:table-cell>
          <table:table-cell office:value-type="float" office:value="0" calcext:value-type="float">
            <text:p>0</text:p>
          </table:table-cell>
          <table:table-cell table:formula="of:=AVERAGE([.C78:.D78])" office:value-type="float" office:value="45.1350005" calcext:value-type="float">
            <text:p>45.135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4-30</text:p>
          </table:table-cell>
          <table:table-cell office:value-type="float" office:value="45.02" calcext:value-type="float">
            <text:p>45.02</text:p>
          </table:table-cell>
          <table:table-cell office:value-type="float" office:value="45.029999" calcext:value-type="float">
            <text:p>45.029999</text:p>
          </table:table-cell>
          <table:table-cell office:value-type="float" office:value="44.509998" calcext:value-type="float">
            <text:p>44.509998</text:p>
          </table:table-cell>
          <table:table-cell office:value-type="float" office:value="44.630001" calcext:value-type="float">
            <text:p>44.630001</text:p>
          </table:table-cell>
          <table:table-cell office:value-type="float" office:value="42.111111" calcext:value-type="float">
            <text:p>42.111111</text:p>
          </table:table-cell>
          <table:table-cell office:value-type="float" office:value="43641199" calcext:value-type="float">
            <text:p>43641199</text:p>
          </table:table-cell>
          <table:table-cell office:value-type="float" office:value="0" calcext:value-type="float">
            <text:p>0</text:p>
          </table:table-cell>
          <table:table-cell table:formula="of:=AVERAGE([.C79:.D79])" office:value-type="float" office:value="44.7699985" calcext:value-type="float">
            <text:p>44.76999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5-04</text:p>
          </table:table-cell>
          <table:table-cell office:value-type="float" office:value="44.77" calcext:value-type="float">
            <text:p>44.77</text:p>
          </table:table-cell>
          <table:table-cell office:value-type="float" office:value="45.369999" calcext:value-type="float">
            <text:p>45.369999</text:p>
          </table:table-cell>
          <table:table-cell office:value-type="float" office:value="44.77" calcext:value-type="float">
            <text:p>44.77</text:p>
          </table:table-cell>
          <table:table-cell office:value-type="float" office:value="45.34" calcext:value-type="float">
            <text:p>45.34</text:p>
          </table:table-cell>
          <table:table-cell office:value-type="float" office:value="42.781044" calcext:value-type="float">
            <text:p>42.781044</text:p>
          </table:table-cell>
          <table:table-cell office:value-type="float" office:value="32809130" calcext:value-type="float">
            <text:p>32809130</text:p>
          </table:table-cell>
          <table:table-cell office:value-type="float" office:value="0" calcext:value-type="float">
            <text:p>0</text:p>
          </table:table-cell>
          <table:table-cell table:formula="of:=AVERAGE([.C80:.D80])" office:value-type="float" office:value="45.0699995" calcext:value-type="float">
            <text:p>45.069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5-05</text:p>
          </table:table-cell>
          <table:table-cell office:value-type="float" office:value="45.299999" calcext:value-type="float">
            <text:p>45.299999</text:p>
          </table:table-cell>
          <table:table-cell office:value-type="float" office:value="45.599998" calcext:value-type="float">
            <text:p>45.599998</text:p>
          </table:table-cell>
          <table:table-cell office:value-type="float" office:value="45" calcext:value-type="float">
            <text:p>45</text:p>
          </table:table-cell>
          <table:table-cell office:value-type="float" office:value="45.18" calcext:value-type="float">
            <text:p>45.18</text:p>
          </table:table-cell>
          <table:table-cell office:value-type="float" office:value="42.630058" calcext:value-type="float">
            <text:p>42.630058</text:p>
          </table:table-cell>
          <table:table-cell office:value-type="float" office:value="72211306" calcext:value-type="float">
            <text:p>72211306</text:p>
          </table:table-cell>
          <table:table-cell office:value-type="float" office:value="0" calcext:value-type="float">
            <text:p>0</text:p>
          </table:table-cell>
          <table:table-cell table:formula="of:=AVERAGE([.C81:.D81])" office:value-type="float" office:value="45.299999" calcext:value-type="float">
            <text:p>45.299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5-06</text:p>
          </table:table-cell>
          <table:table-cell office:value-type="float" office:value="45.049999" calcext:value-type="float">
            <text:p>45.049999</text:p>
          </table:table-cell>
          <table:table-cell office:value-type="float" office:value="45.080002" calcext:value-type="float">
            <text:p>45.080002</text:p>
          </table:table-cell>
          <table:table-cell office:value-type="float" office:value="44.779999" calcext:value-type="float">
            <text:p>44.779999</text:p>
          </table:table-cell>
          <table:table-cell office:value-type="float" office:value="44.959999" calcext:value-type="float">
            <text:p>44.959999</text:p>
          </table:table-cell>
          <table:table-cell office:value-type="float" office:value="42.422489" calcext:value-type="float">
            <text:p>42.422489</text:p>
          </table:table-cell>
          <table:table-cell office:value-type="float" office:value="39744692" calcext:value-type="float">
            <text:p>39744692</text:p>
          </table:table-cell>
          <table:table-cell office:value-type="float" office:value="0" calcext:value-type="float">
            <text:p>0</text:p>
          </table:table-cell>
          <table:table-cell table:formula="of:=AVERAGE([.C82:.D82])" office:value-type="float" office:value="44.9300005" calcext:value-type="float">
            <text:p>44.930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5-07</text:p>
          </table:table-cell>
          <table:table-cell office:value-type="float" office:value="44.959999" calcext:value-type="float">
            <text:p>44.959999</text:p>
          </table:table-cell>
          <table:table-cell office:value-type="float" office:value="45.119999" calcext:value-type="float">
            <text:p>45.119999</text:p>
          </table:table-cell>
          <table:table-cell office:value-type="float" office:value="44.810001" calcext:value-type="float">
            <text:p>44.810001</text:p>
          </table:table-cell>
          <table:table-cell office:value-type="float" office:value="44.869999" calcext:value-type="float">
            <text:p>44.869999</text:p>
          </table:table-cell>
          <table:table-cell office:value-type="float" office:value="42.337559" calcext:value-type="float">
            <text:p>42.337559</text:p>
          </table:table-cell>
          <table:table-cell office:value-type="float" office:value="25823225" calcext:value-type="float">
            <text:p>25823225</text:p>
          </table:table-cell>
          <table:table-cell office:value-type="float" office:value="0" calcext:value-type="float">
            <text:p>0</text:p>
          </table:table-cell>
          <table:table-cell table:formula="of:=AVERAGE([.C83:.D83])" office:value-type="float" office:value="44.965" calcext:value-type="float">
            <text:p>44.9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5-08</text:p>
          </table:table-cell>
          <table:table-cell office:value-type="float" office:value="45" calcext:value-type="float">
            <text:p>45</text:p>
          </table:table-cell>
          <table:table-cell office:value-type="float" office:value="45.27" calcext:value-type="float">
            <text:p>45.27</text:p>
          </table:table-cell>
          <table:table-cell office:value-type="float" office:value="45" calcext:value-type="float">
            <text:p>45</text:p>
          </table:table-cell>
          <table:table-cell office:value-type="float" office:value="45.23" calcext:value-type="float">
            <text:p>45.23</text:p>
          </table:table-cell>
          <table:table-cell office:value-type="float" office:value="42.677242" calcext:value-type="float">
            <text:p>42.677242</text:p>
          </table:table-cell>
          <table:table-cell office:value-type="float" office:value="46146175" calcext:value-type="float">
            <text:p>46146175</text:p>
          </table:table-cell>
          <table:table-cell office:value-type="float" office:value="0" calcext:value-type="float">
            <text:p>0</text:p>
          </table:table-cell>
          <table:table-cell table:formula="of:=AVERAGE([.C84:.D84])" office:value-type="float" office:value="45.135" calcext:value-type="float">
            <text:p>45.1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5-11</text:p>
          </table:table-cell>
          <table:table-cell office:value-type="float" office:value="45.23" calcext:value-type="float">
            <text:p>45.23</text:p>
          </table:table-cell>
          <table:table-cell office:value-type="float" office:value="45.330002" calcext:value-type="float">
            <text:p>45.330002</text:p>
          </table:table-cell>
          <table:table-cell office:value-type="float" office:value="45.099998" calcext:value-type="float">
            <text:p>45.099998</text:p>
          </table:table-cell>
          <table:table-cell office:value-type="float" office:value="45.310001" calcext:value-type="float">
            <text:p>45.310001</text:p>
          </table:table-cell>
          <table:table-cell office:value-type="float" office:value="42.752724" calcext:value-type="float">
            <text:p>42.752724</text:p>
          </table:table-cell>
          <table:table-cell office:value-type="float" office:value="46738854" calcext:value-type="float">
            <text:p>46738854</text:p>
          </table:table-cell>
          <table:table-cell office:value-type="float" office:value="0" calcext:value-type="float">
            <text:p>0</text:p>
          </table:table-cell>
          <table:table-cell table:formula="of:=AVERAGE([.C85:.D85])" office:value-type="float" office:value="45.215" calcext:value-type="float">
            <text:p>45.2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5-12</text:p>
          </table:table-cell>
          <table:table-cell office:value-type="float" office:value="45" calcext:value-type="float">
            <text:p>45</text:p>
          </table:table-cell>
          <table:table-cell office:value-type="float" office:value="45.209999" calcext:value-type="float">
            <text:p>45.209999</text:p>
          </table:table-cell>
          <table:table-cell office:value-type="float" office:value="44.939999" calcext:value-type="float">
            <text:p>44.939999</text:p>
          </table:table-cell>
          <table:table-cell office:value-type="float" office:value="45.07" calcext:value-type="float">
            <text:p>45.07</text:p>
          </table:table-cell>
          <table:table-cell office:value-type="float" office:value="42.526276" calcext:value-type="float">
            <text:p>42.526276</text:p>
          </table:table-cell>
          <table:table-cell office:value-type="float" office:value="27965695" calcext:value-type="float">
            <text:p>27965695</text:p>
          </table:table-cell>
          <table:table-cell office:value-type="float" office:value="0" calcext:value-type="float">
            <text:p>0</text:p>
          </table:table-cell>
          <table:table-cell table:formula="of:=AVERAGE([.C86:.D86])" office:value-type="float" office:value="45.074999" calcext:value-type="float">
            <text:p>45.074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5-13</text:p>
          </table:table-cell>
          <table:table-cell table:number-columns-repeated="2" office:value-type="float" office:value="45.34" calcext:value-type="float">
            <text:p>45.34</text:p>
          </table:table-cell>
          <table:table-cell office:value-type="float" office:value="45.09" calcext:value-type="float">
            <text:p>45.09</text:p>
          </table:table-cell>
          <table:table-cell office:value-type="float" office:value="45.18" calcext:value-type="float">
            <text:p>45.18</text:p>
          </table:table-cell>
          <table:table-cell office:value-type="float" office:value="42.630058" calcext:value-type="float">
            <text:p>42.630058</text:p>
          </table:table-cell>
          <table:table-cell office:value-type="float" office:value="25099027" calcext:value-type="float">
            <text:p>25099027</text:p>
          </table:table-cell>
          <table:table-cell office:value-type="float" office:value="0" calcext:value-type="float">
            <text:p>0</text:p>
          </table:table-cell>
          <table:table-cell table:formula="of:=AVERAGE([.C87:.D87])" office:value-type="float" office:value="45.215" calcext:value-type="float">
            <text:p>45.2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5-14</text:p>
          </table:table-cell>
          <table:table-cell office:value-type="float" office:value="45.18" calcext:value-type="float">
            <text:p>45.18</text:p>
          </table:table-cell>
          <table:table-cell office:value-type="float" office:value="45.48" calcext:value-type="float">
            <text:p>45.48</text:p>
          </table:table-cell>
          <table:table-cell office:value-type="float" office:value="45.18" calcext:value-type="float">
            <text:p>45.18</text:p>
          </table:table-cell>
          <table:table-cell office:value-type="float" office:value="45.419998" calcext:value-type="float">
            <text:p>45.419998</text:p>
          </table:table-cell>
          <table:table-cell office:value-type="float" office:value="42.856525" calcext:value-type="float">
            <text:p>42.856525</text:p>
          </table:table-cell>
          <table:table-cell office:value-type="float" office:value="35299251" calcext:value-type="float">
            <text:p>35299251</text:p>
          </table:table-cell>
          <table:table-cell office:value-type="float" office:value="0" calcext:value-type="float">
            <text:p>0</text:p>
          </table:table-cell>
          <table:table-cell table:formula="of:=AVERAGE([.C88:.D88])" office:value-type="float" office:value="45.33" calcext:value-type="float">
            <text:p>45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5-15</text:p>
          </table:table-cell>
          <table:table-cell office:value-type="float" office:value="45.419998" calcext:value-type="float">
            <text:p>45.419998</text:p>
          </table:table-cell>
          <table:table-cell office:value-type="float" office:value="45.529999" calcext:value-type="float">
            <text:p>45.529999</text:p>
          </table:table-cell>
          <table:table-cell office:value-type="float" office:value="45.330002" calcext:value-type="float">
            <text:p>45.330002</text:p>
          </table:table-cell>
          <table:table-cell office:value-type="float" office:value="45.470001" calcext:value-type="float">
            <text:p>45.470001</text:p>
          </table:table-cell>
          <table:table-cell office:value-type="float" office:value="42.903694" calcext:value-type="float">
            <text:p>42.903694</text:p>
          </table:table-cell>
          <table:table-cell office:value-type="float" office:value="30779014" calcext:value-type="float">
            <text:p>30779014</text:p>
          </table:table-cell>
          <table:table-cell office:value-type="float" office:value="0" calcext:value-type="float">
            <text:p>0</text:p>
          </table:table-cell>
          <table:table-cell table:formula="of:=AVERAGE([.C89:.D89])" office:value-type="float" office:value="45.4300005" calcext:value-type="float">
            <text:p>45.430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5-18</text:p>
          </table:table-cell>
          <table:table-cell office:value-type="float" office:value="45.439999" calcext:value-type="float">
            <text:p>45.439999</text:p>
          </table:table-cell>
          <table:table-cell office:value-type="float" office:value="45.59" calcext:value-type="float">
            <text:p>45.59</text:p>
          </table:table-cell>
          <table:table-cell office:value-type="float" office:value="45.23" calcext:value-type="float">
            <text:p>45.23</text:p>
          </table:table-cell>
          <table:table-cell office:value-type="float" office:value="45.540001" calcext:value-type="float">
            <text:p>45.540001</text:p>
          </table:table-cell>
          <table:table-cell office:value-type="float" office:value="42.969746" calcext:value-type="float">
            <text:p>42.969746</text:p>
          </table:table-cell>
          <table:table-cell office:value-type="float" office:value="14948099" calcext:value-type="float">
            <text:p>14948099</text:p>
          </table:table-cell>
          <table:table-cell office:value-type="float" office:value="0" calcext:value-type="float">
            <text:p>0</text:p>
          </table:table-cell>
          <table:table-cell table:formula="of:=AVERAGE([.C90:.D90])" office:value-type="float" office:value="45.41" calcext:value-type="float">
            <text:p>45.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-05-19</text:p>
          </table:table-cell>
          <table:table-cell office:value-type="float" office:value="45.639999" calcext:value-type="float">
            <text:p>45.639999</text:p>
          </table:table-cell>
          <table:table-cell office:value-type="float" office:value="45.689999" calcext:value-type="float">
            <text:p>45.689999</text:p>
          </table:table-cell>
          <table:table-cell office:value-type="float" office:value="45.400002" calcext:value-type="float">
            <text:p>45.400002</text:p>
          </table:table-cell>
          <table:table-cell office:value-type="float" office:value="45.439999" calcext:value-type="float">
            <text:p>45.439999</text:p>
          </table:table-cell>
          <table:table-cell office:value-type="float" office:value="42.875385" calcext:value-type="float">
            <text:p>42.875385</text:p>
          </table:table-cell>
          <table:table-cell office:value-type="float" office:value="36628820" calcext:value-type="float">
            <text:p>36628820</text:p>
          </table:table-cell>
          <table:table-cell office:value-type="float" office:value="-1" calcext:value-type="float">
            <text:p>-1</text:p>
          </table:table-cell>
          <table:table-cell table:formula="of:=AVERAGE([.C91:.D91])" office:value-type="float" office:value="45.5450005" calcext:value-type="float">
            <text:p>45.545000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1" loext:min-decimal-places="1" number:min-integer-digits="1"/>
      <number:text>%</number:text>
    </number:percentage-style>
    <number:percentage-style style:name="N126">
      <number:number number:decimal-places="3" loext:min-decimal-places="3" number:min-integer-digits="1"/>
      <number:text>%</number:text>
    </number:percentage-style>
    <number:percentage-style style:name="N127">
      <number:number number:decimal-places="4" loext:min-decimal-places="4" number:min-integer-digits="1"/>
      <number:text>%</number:text>
    </number:percentage-style>
    <number:percentage-style style:name="N128">
      <number:number number:decimal-places="5" loext:min-decimal-places="5" number:min-integer-digits="1"/>
      <number:text>%</number:text>
    </number:percentage-style>
    <number:percentage-style style:name="N129">
      <number:number number:decimal-places="6" loext:min-decimal-places="6" number:min-integer-digits="1"/>
      <number:text>%</number:text>
    </number:percentage-style>
    <number:percentage-style style:name="N130">
      <number:number number:decimal-places="7" loext:min-decimal-places="7" number:min-integer-digits="1"/>
      <number:text>%</number:text>
    </number:percentage-style>
    <number:percentage-style style:name="N131">
      <number:number number:decimal-places="8" loext:min-decimal-places="8" number:min-integer-digits="1"/>
      <number:text>%</number:text>
    </number:percentage-style>
    <number:currency-style style:name="N132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34P0"/>
    </number:currency-style>
    <number:currency-style style:name="N135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35P0"/>
    </number:currency-style>
    <number:percentage-style style:name="N136">
      <number:number number:decimal-places="9" loext:min-decimal-places="9" number:min-integer-digits="1"/>
      <number:text>%</number:text>
    </number:percentage-style>
    <number:percentage-style style:name="N137">
      <number:number number:decimal-places="10" loext:min-decimal-places="10" number:min-integer-digits="1"/>
      <number:text>%</number:text>
    </number:percentage-style>
    <number:percentage-style style:name="N138">
      <number:number number:decimal-places="11" loext:min-decimal-places="11" number:min-integer-digits="1"/>
      <number:text>%</number:text>
    </number:percentage-style>
    <number:percentage-style style:name="N139">
      <number:number number:decimal-places="12" loext:min-decimal-places="12" number:min-integer-digits="1"/>
      <number:text>%</number:text>
    </number:percentage-style>
    <number:percentage-style style:name="N140">
      <number:number number:decimal-places="13" loext:min-decimal-places="13" number:min-integer-digits="1"/>
      <number:text>%</number:text>
    </number:percentage-style>
    <number:percentage-style style:name="N141">
      <number:number number:decimal-places="14" loext:min-decimal-places="14" number:min-integer-digits="1"/>
      <number:text>%</number:text>
    </number:percentage-style>
    <number:percentage-style style:name="N142">
      <number:number number:decimal-places="15" loext:min-decimal-places="15" number:min-integer-digits="1"/>
      <number:text>%</number:text>
    </number:percentage-style>
    <number:percentage-style style:name="N143">
      <number:number number:decimal-places="16" loext:min-decimal-places="16" number:min-integer-digits="1"/>
      <number:text>%</number:text>
    </number:percentage-style>
    <number:percentage-style style:name="N144">
      <number:number number:decimal-places="17" loext:min-decimal-places="17" number:min-integer-digits="1"/>
      <number:text>%</number:text>
    </number:percentage-style>
    <number:percentage-style style:name="N145">
      <number:number number:decimal-places="18" loext:min-decimal-places="18" number:min-integer-digits="1"/>
      <number:text>%</number:text>
    </number:percentage-style>
    <number:percentage-style style:name="N146">
      <number:number number:decimal-places="19" loext:min-decimal-places="19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9-03-16T18:49:20.738475406</meta:creation-date>
    <dc:date>2019-03-16T20:21:45.598735154</dc:date>
    <dc:creator>david </dc:creator>
    <meta:editing-duration>PT59M12S</meta:editing-duration>
    <meta:editing-cycles>27</meta:editing-cycles>
    <meta:generator>LibreOffice/5.0.3.2$Linux_X86_64 LibreOffice_project/00m0$Build-2</meta:generator>
    <meta:document-statistic meta:table-count="2" meta:cell-count="943" meta:object-count="0"/>
  </office:meta>
</office:document-meta>
</file>